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7681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1217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7547in"/>
    </style:style>
    <style:style style:name="co15" style:family="table-column">
      <style:table-column-properties fo:break-before="auto" style:column-width="0.502in"/>
    </style:style>
    <style:style style:name="co16" style:family="table-column">
      <style:table-column-properties fo:break-before="auto" style:column-width="0.6402in"/>
    </style:style>
    <style:style style:name="co31" style:family="table-column">
      <style:table-column-properties fo:break-before="auto" style:column-width="0.6138in"/>
    </style:style>
    <style:style style:name="co32" style:family="table-column">
      <style:table-column-properties fo:break-before="auto" style:column-width="0.4154in"/>
    </style:style>
    <style:style style:name="co33" style:family="table-column">
      <style:table-column-properties fo:break-before="auto" style:column-width="0.9437in"/>
    </style:style>
    <style:style style:name="co22" style:family="table-column">
      <style:table-column-properties fo:break-before="auto" style:column-width="2.5307in"/>
    </style:style>
    <style:style style:name="co23" style:family="table-column">
      <style:table-column-properties fo:break-before="auto" style:column-width="1.2846in"/>
    </style:style>
    <style:style style:name="co24" style:family="table-column">
      <style:table-column-properties fo:break-before="auto" style:column-width="1.0917in"/>
    </style:style>
    <style:style style:name="co25" style:family="table-column">
      <style:table-column-properties fo:break-before="auto" style:column-width="0.7453in"/>
    </style:style>
    <style:style style:name="co12" style:family="table-column">
      <style:table-column-properties fo:break-before="auto" style:column-width="0.8866in"/>
    </style:style>
    <style:style style:name="co27" style:family="table-column">
      <style:table-column-properties fo:break-before="auto" style:column-width="1.6465in"/>
    </style:style>
    <style:style style:name="co28" style:family="table-column">
      <style:table-column-properties fo:break-before="auto" style:column-width="0.995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2.0043in"/>
    </style:style>
    <style:style style:name="co34" style:family="table-column">
      <style:table-column-properties fo:break-before="auto" style:column-width="1.1327in"/>
    </style:style>
    <style:style style:name="co35" style:family="table-column">
      <style:table-column-properties fo:break-before="auto" style:column-width="1.0319in"/>
    </style:style>
    <style:style style:name="co36" style:family="table-column">
      <style:table-column-properties fo:break-before="auto" style:column-width="0.9862in"/>
    </style:style>
    <style:style style:name="co37" style:family="table-column">
      <style:table-column-properties fo:break-before="auto" style:column-width="1.5728in"/>
    </style:style>
    <style:style style:name="co38" style:family="table-column">
      <style:table-column-properties fo:break-before="auto" style:column-width="1.7563in"/>
    </style:style>
    <style:style style:name="co39" style:family="table-column">
      <style:table-column-properties fo:break-before="auto" style:column-width="1.3161in"/>
    </style:style>
    <style:style style:name="co40" style:family="table-column">
      <style:table-column-properties fo:break-before="auto" style:column-width="1.4516in"/>
    </style:style>
    <style:style style:name="co41" style:family="table-column">
      <style:table-column-properties fo:break-before="auto" style:column-width="1.2591in"/>
    </style:style>
    <style:style style:name="co42" style:family="table-column">
      <style:table-column-properties fo:break-before="auto" style:column-width="0.6681in"/>
    </style:style>
    <style:style style:name="co43" style:family="table-column">
      <style:table-column-properties fo:break-before="auto" style:column-width="0.3854in"/>
    </style:style>
    <style:style style:name="co44" style:family="table-column">
      <style:table-column-properties fo:break-before="auto" style:column-width="0.7835in"/>
    </style:style>
    <style:style style:name="co45" style:family="table-column">
      <style:table-column-properties fo:break-before="auto" style:column-width="1.3744in"/>
    </style:style>
    <style:style style:name="co46" style:family="table-column">
      <style:table-column-properties fo:break-before="auto" style:column-width="0.411in"/>
    </style:style>
    <style:style style:name="co47" style:family="table-column">
      <style:table-column-properties fo:break-before="auto" style:column-width="1.7346in"/>
    </style:style>
    <style:style style:name="co48" style:family="table-column">
      <style:table-column-properties fo:break-before="auto" style:column-width="2.1201in"/>
    </style:style>
    <style:style style:name="co49" style:family="table-column">
      <style:table-column-properties fo:break-before="auto" style:column-width="1.6055in"/>
    </style:style>
    <style:style style:name="co50" style:family="table-column">
      <style:table-column-properties fo:break-before="auto" style:column-width="0.8736in"/>
    </style:style>
    <style:style style:name="co51" style:family="table-column">
      <style:table-column-properties fo:break-before="auto" style:column-width="0.822in"/>
    </style:style>
    <style:style style:name="co52" style:family="table-column">
      <style:table-column-properties fo:break-before="auto" style:column-width="0.9508in"/>
    </style:style>
    <style:style style:name="ro1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5" style:family="table-row">
      <style:table-row-properties style:row-height="0.1752in" fo:break-before="auto" style:use-optimal-row-height="true"/>
    </style:style>
    <style:style style:name="ta2" style:family="table" style:master-page-name="PageStyle_5f_assets">
      <style:table-properties table:display="true" style:writing-mode="lr-tb"/>
    </style:style>
    <style:style style:name="ta3" style:family="table" style:master-page-name="PageStyle_5f_damagefunctions">
      <style:table-properties table:display="true" style:writing-mode="lr-tb"/>
    </style:style>
    <style:style style:name="ta5" style:family="table" style:master-page-name="PageStyle_5f_discount">
      <style:table-properties table:display="true" style:writing-mode="lr-tb"/>
    </style:style>
    <style:style style:name="ta6" style:family="table" style:master-page-name="PageStyle_5f__5f_measures_5f_details">
      <style:table-properties table:display="true" style:writing-mode="lr-tb"/>
    </style:style>
    <style:style style:name="ta7" style:family="table" style:master-page-name="PageStyle_5f_measures">
      <style:table-properties table:display="true" style:writing-mode="lr-tb"/>
    </style:style>
    <style:style style:name="ta8" style:family="table" style:master-page-name="PageStyle_5f__5f_assets_5f_details">
      <style:table-properties table:display="true" style:writing-mode="lr-tb"/>
    </style:style>
    <style:style style:name="ta9" style:family="table" style:master-page-name="PageStyle_5f__5f_discounting_5f_shee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8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/>
    <style:style style:name="ce20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3">
      <style:table-cell-properties fo:border-bottom="0.0138in solid #000000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Normal_20_3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Normal_20_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Normal_20_3">
      <style:table-cell-properties fo:background-color="#ffffff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Normal_20_3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Normal_20_3" style:data-style-name="N1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Normal_20_3" style:data-style-name="N1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Normal_20_3" style:data-style-name="N1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Normal_20_3" style:data-style-name="N1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Normal_20_4" style:data-style-name="N1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Normal_20_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Normal_20_3" style:data-style-name="N213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Normal_20_3" style:data-style-name="N21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Normal_20_3" style:data-style-name="N213">
      <style:table-cell-properties fo:background-color="#ffffff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Normal_20_3" style:data-style-name="N213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 style:data-style-name="N213">
      <style:table-cell-properties fo:background-color="#ffffff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 style:data-style-name="N213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 style:data-style-name="N213">
      <style:table-cell-properties fo:background-color="#ccffcc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 style:data-style-name="N21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 style:data-style-name="N213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Normal_20_3" style:data-style-name="N21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Normal_20_3" style:data-style-name="N21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 style:data-style-name="N213">
      <style:table-cell-properties fo:background-color="#ccffcc"/>
    </style:style>
    <style:style style:name="ce56" style:family="table-cell" style:parent-style-name="Default" style:data-style-name="N213">
      <style:table-cell-properties fo:border-bottom="0.0138in solid #000000" fo:background-color="#ccffcc" fo:border-left="none" fo:border-right="none" style:rotation-align="none" fo:border-top="none"/>
    </style:style>
    <style:style style:name="ce58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0" style:family="table-cell" style:parent-style-name="Default" style:data-style-name="N2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Normal_20_4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209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Normal_20_2" style:data-style-name="N211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 fo:border="none" style:rotation-align="non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20_3">
      <style:table-cell-properties fo:background-color="transparent" fo:border="none" style:rotation-align="non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ccffcc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ccffcc"/>
    </style:style>
    <style:style style:name="ce90" style:family="table-cell" style:parent-style-name="Default">
      <style:table-cell-properties fo:background-color="#99ccff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ackground-color="#ffff99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5f_BuiltIn_5f_Percent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22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2" style:data-style-name="N10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21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Comma_20_2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9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0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3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4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6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2" table:print="false">
        <office:forms form:automatic-focus="false" form:apply-design-mode="false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6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50" table:default-cell-style-name="ce21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Value</text:p>
          </table:table-cell>
          <table:table-cell office:value-type="string">
            <text:p>Deductible</text:p>
          </table:table-cell>
          <table:table-cell office:value-type="string">
            <text:p>Cover</text:p>
          </table:table-cell>
          <table:table-cell office:value-type="string">
            <text:p>DamageFunID</text:p>
          </table:table-cell>
          <table:table-cell table:number-columns-repeated="250"/>
        </table:table-row>
        <table:table-row table:style-name="ro1">
          <table:table-cell table:style-name="ce19" office:value-type="float" office:value="26.933899">
            <text:p>26.933899</text:p>
          </table:table-cell>
          <table:table-cell table:style-name="ce19" office:value-type="float" office:value="-80.128799">
            <text:p>-80.128799</text:p>
          </table:table-cell>
          <table:table-cell table:style-name="ce20" office:value-type="float" office:value="13927504367.6806">
            <text:p>13927504367.6806</text:p>
          </table:table-cell>
          <table:table-cell table:style-name="ce20" office:value-type="float" office:value="0">
            <text:p>0</text:p>
          </table:table-cell>
          <table:table-cell table:style-name="ce20" table:formula="of:=[.C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957203">
            <text:p>26.957203</text:p>
          </table:table-cell>
          <table:table-cell table:style-name="ce19" office:value-type="float" office:value="-80.098284">
            <text:p>-80.098284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83846">
            <text:p>26.783846</text:p>
          </table:table-cell>
          <table:table-cell table:style-name="ce19" office:value-type="float" office:value="-80.748947">
            <text:p>-80.748947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645524">
            <text:p>26.645524</text:p>
          </table:table-cell>
          <table:table-cell table:style-name="ce19" office:value-type="float" office:value="-80.550704">
            <text:p>-80.550704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897796">
            <text:p>26.897796</text:p>
          </table:table-cell>
          <table:table-cell table:style-name="ce19" office:value-type="float" office:value="-80.596929">
            <text:p>-80.596929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925359">
            <text:p>26.925359</text:p>
          </table:table-cell>
          <table:table-cell table:style-name="ce19" office:value-type="float" office:value="-80.220966">
            <text:p>-80.220966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914768">
            <text:p>26.914768</text:p>
          </table:table-cell>
          <table:table-cell table:style-name="ce19" office:value-type="float" office:value="-80.07466">
            <text:p>-80.07466</text:p>
          </table:table-cell>
          <table:table-cell table:style-name="ce20" office:value-type="float" office:value="12597540200.1837">
            <text:p>12597540200.1837</text:p>
          </table:table-cell>
          <table:table-cell table:style-name="ce20" office:value-type="float" office:value="0">
            <text:p>0</text:p>
          </table:table-cell>
          <table:table-cell table:style-name="ce20" table:formula="of:=[.C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853491">
            <text:p>26.853491</text:p>
          </table:table-cell>
          <table:table-cell table:style-name="ce19" office:value-type="float" office:value="-80.190281">
            <text:p>-80.190281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845099">
            <text:p>26.845099</text:p>
          </table:table-cell>
          <table:table-cell table:style-name="ce19" office:value-type="float" office:value="-80.083904">
            <text:p>-80.083904</text:p>
          </table:table-cell>
          <table:table-cell table:style-name="ce20" office:value-type="float" office:value="12620969361.8895">
            <text:p>12620969361.8895</text:p>
          </table:table-cell>
          <table:table-cell table:style-name="ce20" office:value-type="float" office:value="0">
            <text:p>0</text:p>
          </table:table-cell>
          <table:table-cell table:style-name="ce20" table:formula="of:=[.C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82651">
            <text:p>26.82651</text:p>
          </table:table-cell>
          <table:table-cell table:style-name="ce19" office:value-type="float" office:value="-80.213493">
            <text:p>-80.213493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842772">
            <text:p>26.842772</text:p>
          </table:table-cell>
          <table:table-cell table:style-name="ce19" office:value-type="float" office:value="-80.0591">
            <text:p>-80.0591</text:p>
          </table:table-cell>
          <table:table-cell table:style-name="ce20" office:value-type="float" office:value="12604279672.1556">
            <text:p>12604279672.1556</text:p>
          </table:table-cell>
          <table:table-cell table:style-name="ce20" office:value-type="float" office:value="0">
            <text:p>0</text:p>
          </table:table-cell>
          <table:table-cell table:style-name="ce20" table:formula="of:=[.C12]" office:value-type="float" office:value="12604279672.1556">
            <text:p>12604279672.1556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19" office:value-type="float" office:value="26.825905">
            <text:p>26.825905</text:p>
          </table:table-cell>
          <table:table-cell table:style-name="ce19" office:value-type="float" office:value="-80.630096">
            <text:p>-80.630096</text:p>
          </table:table-cell>
          <table:table-cell table:style-name="ce20" office:value-type="float" office:value="12596064143.5429">
            <text:p>12596064143.5429</text:p>
          </table:table-cell>
          <table:table-cell table:style-name="ce20" office:value-type="float" office:value="0">
            <text:p>0</text:p>
          </table:table-cell>
          <table:table-cell table:style-name="ce20" table:formula="of:=[.C13]" office:value-type="float" office:value="12596064143.5429">
            <text:p>12596064143.5429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19" office:value-type="float" office:value="26.80465">
            <text:p>26.80465</text:p>
          </table:table-cell>
          <table:table-cell table:style-name="ce19" office:value-type="float" office:value="-80.075301">
            <text:p>-80.075301</text:p>
          </table:table-cell>
          <table:table-cell table:style-name="ce20" office:value-type="float" office:value="13445096962.1547">
            <text:p>13445096962.1547</text:p>
          </table:table-cell>
          <table:table-cell table:style-name="ce20" office:value-type="float" office:value="0">
            <text:p>0</text:p>
          </table:table-cell>
          <table:table-cell table:style-name="ce20" table:formula="of:=[.C14]" office:value-type="float" office:value="13445096962.1547">
            <text:p>13445096962.1547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19" office:value-type="float" office:value="26.788649">
            <text:p>26.788649</text:p>
          </table:table-cell>
          <table:table-cell table:style-name="ce19" office:value-type="float" office:value="-80.069885">
            <text:p>-80.069885</text:p>
          </table:table-cell>
          <table:table-cell table:style-name="ce20" office:value-type="float" office:value="14739583848.133">
            <text:p>14739583848.133</text:p>
          </table:table-cell>
          <table:table-cell table:style-name="ce20" office:value-type="float" office:value="0">
            <text:p>0</text:p>
          </table:table-cell>
          <table:table-cell table:style-name="ce20" table:formula="of:=[.C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04277">
            <text:p>26.704277</text:p>
          </table:table-cell>
          <table:table-cell table:style-name="ce19" office:value-type="float" office:value="-80.656841">
            <text:p>-80.656841</text:p>
          </table:table-cell>
          <table:table-cell table:style-name="ce20" office:value-type="float" office:value="12605429846.1614">
            <text:p>12605429846.1614</text:p>
          </table:table-cell>
          <table:table-cell table:style-name="ce20" office:value-type="float" office:value="0">
            <text:p>0</text:p>
          </table:table-cell>
          <table:table-cell table:style-name="ce20" table:formula="of:=[.C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1005">
            <text:p>26.71005</text:p>
          </table:table-cell>
          <table:table-cell table:style-name="ce19" office:value-type="float" office:value="-80.190085">
            <text:p>-80.190085</text:p>
          </table:table-cell>
          <table:table-cell table:style-name="ce20" office:value-type="float" office:value="13008874519.9796">
            <text:p>13008874519.9796</text:p>
          </table:table-cell>
          <table:table-cell table:style-name="ce20" office:value-type="float" office:value="0">
            <text:p>0</text:p>
          </table:table-cell>
          <table:table-cell table:style-name="ce20" table:formula="of:=[.C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55412">
            <text:p>26.755412</text:p>
          </table:table-cell>
          <table:table-cell table:style-name="ce19" office:value-type="float" office:value="-80.08955">
            <text:p>-80.08955</text:p>
          </table:table-cell>
          <table:table-cell table:style-name="ce20" office:value-type="float" office:value="12611887251.6509">
            <text:p>12611887251.6509</text:p>
          </table:table-cell>
          <table:table-cell table:style-name="ce20" office:value-type="float" office:value="0">
            <text:p>0</text:p>
          </table:table-cell>
          <table:table-cell table:style-name="ce20" table:formula="of:=[.C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678449">
            <text:p>26.678449</text:p>
          </table:table-cell>
          <table:table-cell table:style-name="ce19" office:value-type="float" office:value="-80.041179">
            <text:p>-80.041179</text:p>
          </table:table-cell>
          <table:table-cell table:style-name="ce20" office:value-type="float" office:value="12631336146.3866">
            <text:p>12631336146.3866</text:p>
          </table:table-cell>
          <table:table-cell table:style-name="ce20" office:value-type="float" office:value="0">
            <text:p>0</text:p>
          </table:table-cell>
          <table:table-cell table:style-name="ce20" table:formula="of:=[.C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25649">
            <text:p>26.725649</text:p>
          </table:table-cell>
          <table:table-cell table:style-name="ce19" office:value-type="float" office:value="-80.1324">
            <text:p>-80.1324</text:p>
          </table:table-cell>
          <table:table-cell table:style-name="ce20" office:value-type="float" office:value="12598249474.1539">
            <text:p>12598249474.1539</text:p>
          </table:table-cell>
          <table:table-cell table:style-name="ce20" office:value-type="float" office:value="0">
            <text:p>0</text:p>
          </table:table-cell>
          <table:table-cell table:style-name="ce20" table:formula="of:=[.C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20599">
            <text:p>26.720599</text:p>
          </table:table-cell>
          <table:table-cell table:style-name="ce19" office:value-type="float" office:value="-80.091746">
            <text:p>-80.091746</text:p>
          </table:table-cell>
          <table:table-cell table:style-name="ce20" office:value-type="float" office:value="12600014826.9422">
            <text:p>12600014826.9422</text:p>
          </table:table-cell>
          <table:table-cell table:style-name="ce20" office:value-type="float" office:value="0">
            <text:p>0</text:p>
          </table:table-cell>
          <table:table-cell table:style-name="ce20" table:formula="of:=[.C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71255">
            <text:p>26.71255</text:p>
          </table:table-cell>
          <table:table-cell table:style-name="ce19" office:value-type="float" office:value="-80.068579">
            <text:p>-80.068579</text:p>
          </table:table-cell>
          <table:table-cell table:style-name="ce20" office:value-type="float" office:value="12597595737.1571">
            <text:p>12597595737.1571</text:p>
          </table:table-cell>
          <table:table-cell table:style-name="ce20" office:value-type="float" office:value="0">
            <text:p>0</text:p>
          </table:table-cell>
          <table:table-cell table:style-name="ce20" table:formula="of:=[.C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6649">
            <text:p>26.6649</text:p>
          </table:table-cell>
          <table:table-cell table:style-name="ce19" office:value-type="float" office:value="-80.090698">
            <text:p>-80.090698</text:p>
          </table:table-cell>
          <table:table-cell table:style-name="ce20" office:value-type="float" office:value="12814536300.1875">
            <text:p>12814536300.1875</text:p>
          </table:table-cell>
          <table:table-cell table:style-name="ce20" office:value-type="float" office:value="0">
            <text:p>0</text:p>
          </table:table-cell>
          <table:table-cell table:style-name="ce20" table:formula="of:=[.C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664699">
            <text:p>26.664699</text:p>
          </table:table-cell>
          <table:table-cell table:style-name="ce19" office:value-type="float" office:value="-80.1254">
            <text:p>-80.1254</text:p>
          </table:table-cell>
          <table:table-cell table:style-name="ce20" office:value-type="float" office:value="12621764444.3175">
            <text:p>12621764444.3175</text:p>
          </table:table-cell>
          <table:table-cell table:style-name="ce20" office:value-type="float" office:value="0">
            <text:p>0</text:p>
          </table:table-cell>
          <table:table-cell table:style-name="ce20" table:formula="of:=[.C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float" office:value="26.663149">
            <text:p>26.663149</text:p>
          </table:table-cell>
          <table:table-cell table:style-name="ce19" office:value-type="float" office:value="-80.151401">
            <text:p>-80.151401</text:p>
          </table:table-cell>
          <table:table-cell table:style-name="ce20" office:value-type="float" office:value="12597535489.9473">
            <text:p>12597535489.9473</text:p>
          </table:table-cell>
          <table:table-cell table:style-name="ce20" office:value-type="float" office:value="0">
            <text:p>0</text:p>
          </table:table-cell>
          <table:table-cell table:style-name="ce20" table:formula="of:=[.C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magefunctions" table:style-name="ta3" table:print="false">
        <office:forms form:automatic-focus="false" form:apply-design-mode="false"/>
        <table:table-column table:style-name="co11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default-cell-style-name="ce35"/>
        <table:table-column table:style-name="co10" table:number-columns-repeated="250" table:default-cell-style-name="ce72"/>
        <table:table-row table:style-name="ro4">
          <table:table-cell table:style-name="ce22" office:value-type="string">
            <text:p>DamageFunID</text:p>
          </table:table-cell>
          <table:table-cell table:style-name="ce22" office:value-type="string">
            <text:p>Intensity</text:p>
          </table:table-cell>
          <table:table-cell table:style-name="ce22" office:value-type="string">
            <text:p>MDD</text:p>
          </table:table-cell>
          <table:table-cell table:style-name="ce22" office:value-type="string">
            <text:p>PAA</text:p>
          </table:table-cell>
          <table:table-cell table:style-name="ce22" office:value-type="string">
            <text:p>MDR</text:p>
          </table:table-cell>
          <table:table-cell table:style-name="ce22" office:value-type="string">
            <text:p>peril_ID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2" table:style-name="ce41" office:value-type="float" office:value="0">
            <text:p>0.000</text:p>
          </table:table-cell>
          <table:table-cell table:style-name="ce41" table:formula="of:=[.C2]*[.D2]" office:value-type="float" office:value="0">
            <text:p>0.000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41" office:value-type="float" office:value="0">
            <text:p>0.000</text:p>
          </table:table-cell>
          <table:table-cell table:style-name="ce41" office:value-type="float" office:value="0.005">
            <text:p>0.005</text:p>
          </table:table-cell>
          <table:table-cell table:style-name="ce41" table:formula="of:=[.C3]*[.D3]" office:value-type="float" office:value="0">
            <text:p>0.000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41" office:value-type="float" office:value="0.0218571428571429">
            <text:p>0.022</text:p>
          </table:table-cell>
          <table:table-cell table:style-name="ce41" office:value-type="float" office:value="0.042">
            <text:p>0.042</text:p>
          </table:table-cell>
          <table:table-cell table:style-name="ce41" table:formula="of:=[.C4]*[.D4]" office:value-type="float" office:value="0.000918000000000002">
            <text:p>0.001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40">
            <text:p>40</text:p>
          </table:table-cell>
          <table:table-cell table:style-name="ce41" office:value-type="float" office:value="0.0358875">
            <text:p>0.036</text:p>
          </table:table-cell>
          <table:table-cell table:style-name="ce41" office:value-type="float" office:value="0.16">
            <text:p>0.160</text:p>
          </table:table-cell>
          <table:table-cell table:style-name="ce41" table:formula="of:=[.C5]*[.D5]" office:value-type="float" office:value="0.005742">
            <text:p>0.006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41" office:value-type="float" office:value="0.0539774153074028">
            <text:p>0.054</text:p>
          </table:table-cell>
          <table:table-cell table:style-name="ce41" office:value-type="float" office:value="0.3985">
            <text:p>0.399</text:p>
          </table:table-cell>
          <table:table-cell table:style-name="ce41" table:formula="of:=[.C6]*[.D6]" office:value-type="float" office:value="0.02151">
            <text:p>0.022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41" office:value-type="float" office:value="0.103534246575342">
            <text:p>0.104</text:p>
          </table:table-cell>
          <table:table-cell table:style-name="ce41" office:value-type="float" office:value="0.657">
            <text:p>0.657</text:p>
          </table:table-cell>
          <table:table-cell table:style-name="ce41" table:formula="of:=[.C7]*[.D7]" office:value-type="float" office:value="0.0680219999999997">
            <text:p>0.068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70">
            <text:p>70</text:p>
          </table:table-cell>
          <table:table-cell table:style-name="ce41" office:value-type="float" office:value="0.180414">
            <text:p>0.180</text:p>
          </table:table-cell>
          <table:table-cell table:style-name="ce41" office:value-type="float" office:value="1">
            <text:p>1.000</text:p>
          </table:table-cell>
          <table:table-cell table:style-name="ce41" table:formula="of:=[.C8]*[.D8]" office:value-type="float" office:value="0.180414">
            <text:p>0.180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41" office:value-type="float" office:value="0.410796">
            <text:p>0.411</text:p>
          </table:table-cell>
          <table:table-cell table:style-name="ce41" office:value-type="float" office:value="1">
            <text:p>1.000</text:p>
          </table:table-cell>
          <table:table-cell table:style-name="ce41" table:formula="of:=[.C9]*[.D9]" office:value-type="float" office:value="0.410796">
            <text:p>0.411</text:p>
          </table:table-cell>
          <table:table-cell table:style-name="ce23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4" office:value-type="float" office:value="1">
            <text:p>1</text:p>
          </table:table-cell>
          <table:table-cell table:style-name="ce24" office:value-type="float" office:value="100">
            <text:p>100</text:p>
          </table:table-cell>
          <table:table-cell table:style-name="ce42" office:value-type="float" office:value="0.410796">
            <text:p>0.411</text:p>
          </table:table-cell>
          <table:table-cell table:style-name="ce42" office:value-type="float" office:value="1">
            <text:p>1.000</text:p>
          </table:table-cell>
          <table:table-cell table:style-name="ce42" table:formula="of:=[.C10]*[.D10]" office:value-type="float" office:value="0.410796">
            <text:p>0.411</text:p>
          </table:table-cell>
          <table:table-cell table:style-name="ce24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number-columns-repeated="2" table:style-name="ce43" office:value-type="float" office:value="0">
            <text:p>0.000</text:p>
          </table:table-cell>
          <table:table-cell table:style-name="ce43" table:formula="of:=[.C11]*[.D11]" office:value-type="float" office:value="0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10">
            <text:p>10</text:p>
          </table:table-cell>
          <table:table-cell table:number-columns-repeated="2" table:style-name="ce43" office:value-type="float" office:value="0.01">
            <text:p>0.010</text:p>
          </table:table-cell>
          <table:table-cell table:style-name="ce43" table:formula="of:=[.C12]*[.D12]" office:value-type="float" office:value="0.0001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20">
            <text:p>20</text:p>
          </table:table-cell>
          <table:table-cell table:style-name="ce43" office:value-type="float" office:value="0.02">
            <text:p>0.020</text:p>
          </table:table-cell>
          <table:table-cell table:style-name="ce43" office:value-type="float" office:value="0.01">
            <text:p>0.010</text:p>
          </table:table-cell>
          <table:table-cell table:style-name="ce43" table:formula="of:=[.C13]*[.D13]" office:value-type="float" office:value="0.0002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30">
            <text:p>30</text:p>
          </table:table-cell>
          <table:table-cell table:style-name="ce43" office:value-type="float" office:value="0.03">
            <text:p>0.030</text:p>
          </table:table-cell>
          <table:table-cell table:style-name="ce43" office:value-type="float" office:value="0.057">
            <text:p>0.057</text:p>
          </table:table-cell>
          <table:table-cell table:style-name="ce43" table:formula="of:=[.C14]*[.D14]" office:value-type="float" office:value="0.00171">
            <text:p>0.002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40">
            <text:p>40</text:p>
          </table:table-cell>
          <table:table-cell table:number-columns-repeated="2" table:style-name="ce43" office:value-type="float" office:value="0.1">
            <text:p>0.100</text:p>
          </table:table-cell>
          <table:table-cell table:style-name="ce43" table:formula="of:=[.C15]*[.D15]" office:value-type="float" office:value="0.01">
            <text:p>0.01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50">
            <text:p>50</text:p>
          </table:table-cell>
          <table:table-cell table:style-name="ce43" office:value-type="float" office:value="0.15">
            <text:p>0.150</text:p>
          </table:table-cell>
          <table:table-cell table:style-name="ce43" office:value-type="float" office:value="0.14">
            <text:p>0.140</text:p>
          </table:table-cell>
          <table:table-cell table:style-name="ce43" table:formula="of:=[.C16]*[.D16]" office:value-type="float" office:value="0.021">
            <text:p>0.021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60">
            <text:p>60</text:p>
          </table:table-cell>
          <table:table-cell table:style-name="ce43" office:value-type="float" office:value="0.2">
            <text:p>0.200</text:p>
          </table:table-cell>
          <table:table-cell table:style-name="ce43" office:value-type="float" office:value="0.177">
            <text:p>0.177</text:p>
          </table:table-cell>
          <table:table-cell table:style-name="ce43" table:formula="of:=[.C17]*[.D17]" office:value-type="float" office:value="0.0354">
            <text:p>0.035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70">
            <text:p>70</text:p>
          </table:table-cell>
          <table:table-cell table:style-name="ce43" office:value-type="float" office:value="0.3">
            <text:p>0.300</text:p>
          </table:table-cell>
          <table:table-cell table:style-name="ce43" office:value-type="float" office:value="0.214">
            <text:p>0.214</text:p>
          </table:table-cell>
          <table:table-cell table:style-name="ce43" table:formula="of:=[.C18]*[.D18]" office:value-type="float" office:value="0.0642">
            <text:p>0.064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80">
            <text:p>80</text:p>
          </table:table-cell>
          <table:table-cell table:style-name="ce43" office:value-type="float" office:value="0.4">
            <text:p>0.400</text:p>
          </table:table-cell>
          <table:table-cell table:style-name="ce43" office:value-type="float" office:value="0.28">
            <text:p>0.280</text:p>
          </table:table-cell>
          <table:table-cell table:style-name="ce43" table:formula="of:=[.C19]*[.D19]" office:value-type="float" office:value="0.112">
            <text:p>0.112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2">
            <text:p>2</text:p>
          </table:table-cell>
          <table:table-cell table:style-name="ce25" office:value-type="float" office:value="90">
            <text:p>90</text:p>
          </table:table-cell>
          <table:table-cell table:style-name="ce43" office:value-type="float" office:value="0.45">
            <text:p>0.450</text:p>
          </table:table-cell>
          <table:table-cell table:style-name="ce43" office:value-type="float" office:value="0.34">
            <text:p>0.340</text:p>
          </table:table-cell>
          <table:table-cell table:style-name="ce43" table:formula="of:=[.C20]*[.D20]" office:value-type="float" office:value="0.153">
            <text:p>0.153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6" office:value-type="float" office:value="2">
            <text:p>2</text:p>
          </table:table-cell>
          <table:table-cell table:style-name="ce26" office:value-type="float" office:value="100">
            <text:p>100</text:p>
          </table:table-cell>
          <table:table-cell table:style-name="ce44" office:value-type="float" office:value="0.5">
            <text:p>0.500</text:p>
          </table:table-cell>
          <table:table-cell table:style-name="ce44" office:value-type="float" office:value="0.4">
            <text:p>0.400</text:p>
          </table:table-cell>
          <table:table-cell table:style-name="ce44" table:formula="of:=[.C21]*[.D21]" office:value-type="float" office:value="0.2">
            <text:p>0.200</text:p>
          </table:table-cell>
          <table:table-cell table:style-name="ce26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number-columns-repeated="2" table:style-name="ce43" office:value-type="float" office:value="0">
            <text:p>0.000</text:p>
          </table:table-cell>
          <table:table-cell table:style-name="ce43" table:formula="of:=[.C22]*[.D22]" office:value-type="float" office:value="0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20">
            <text:p>20</text:p>
          </table:table-cell>
          <table:table-cell table:style-name="ce43" office:value-type="float" office:value="0">
            <text:p>0.000</text:p>
          </table:table-cell>
          <table:table-cell table:style-name="ce43" office:value-type="float" office:value="0.004">
            <text:p>0.004</text:p>
          </table:table-cell>
          <table:table-cell table:style-name="ce43" table:formula="of:=[.C23]*[.D23]" office:value-type="float" office:value="0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30">
            <text:p>30</text:p>
          </table:table-cell>
          <table:table-cell table:number-columns-repeated="2" table:style-name="ce43" office:value-type="float" office:value="0">
            <text:p>0.000</text:p>
          </table:table-cell>
          <table:table-cell table:style-name="ce43" table:formula="of:=[.C24]*[.D24]" office:value-type="float" office:value="0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40">
            <text:p>40</text:p>
          </table:table-cell>
          <table:table-cell table:style-name="ce43" office:value-type="float" office:value="0.025">
            <text:p>0.025</text:p>
          </table:table-cell>
          <table:table-cell table:style-name="ce43" office:value-type="float" office:value="0.16">
            <text:p>0.160</text:p>
          </table:table-cell>
          <table:table-cell table:style-name="ce43" table:formula="of:=[.C25]*[.D25]" office:value-type="float" office:value="0.004">
            <text:p>0.004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50">
            <text:p>50</text:p>
          </table:table-cell>
          <table:table-cell table:style-name="ce43" office:value-type="float" office:value="0.0540540540540541">
            <text:p>0.054</text:p>
          </table:table-cell>
          <table:table-cell table:style-name="ce43" office:value-type="float" office:value="0.37">
            <text:p>0.370</text:p>
          </table:table-cell>
          <table:table-cell table:style-name="ce43" table:formula="of:=[.C26]*[.D26]" office:value-type="float" office:value="0.02">
            <text:p>0.02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60">
            <text:p>60</text:p>
          </table:table-cell>
          <table:table-cell table:style-name="ce43" office:value-type="float" office:value="0.104615384615385">
            <text:p>0.105</text:p>
          </table:table-cell>
          <table:table-cell table:style-name="ce43" office:value-type="float" office:value="0.65">
            <text:p>0.650</text:p>
          </table:table-cell>
          <table:table-cell table:style-name="ce43" table:formula="of:=[.C27]*[.D27]" office:value-type="float" office:value="0.0680000000000003">
            <text:p>0.068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70">
            <text:p>70</text:p>
          </table:table-cell>
          <table:table-cell table:style-name="ce43" office:value-type="float" office:value="0.211764705882353">
            <text:p>0.212</text:p>
          </table:table-cell>
          <table:table-cell table:style-name="ce43" office:value-type="float" office:value="0.85">
            <text:p>0.850</text:p>
          </table:table-cell>
          <table:table-cell table:style-name="ce43" table:formula="of:=[.C28]*[.D28]" office:value-type="float" office:value="0.18">
            <text:p>0.18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5" office:value-type="float" office:value="3">
            <text:p>3</text:p>
          </table:table-cell>
          <table:table-cell table:style-name="ce25" office:value-type="float" office:value="80">
            <text:p>80</text:p>
          </table:table-cell>
          <table:table-cell table:style-name="ce43" office:value-type="float" office:value="0.4">
            <text:p>0.400</text:p>
          </table:table-cell>
          <table:table-cell table:style-name="ce43" office:value-type="float" office:value="1">
            <text:p>1.000</text:p>
          </table:table-cell>
          <table:table-cell table:style-name="ce43" table:formula="of:=[.C29]*[.D29]" office:value-type="float" office:value="0.4">
            <text:p>0.4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6" office:value-type="float" office:value="3">
            <text:p>3</text:p>
          </table:table-cell>
          <table:table-cell table:style-name="ce26" office:value-type="float" office:value="100">
            <text:p>100</text:p>
          </table:table-cell>
          <table:table-cell table:style-name="ce44" office:value-type="float" office:value="0.4">
            <text:p>0.400</text:p>
          </table:table-cell>
          <table:table-cell table:style-name="ce44" office:value-type="float" office:value="1">
            <text:p>1.000</text:p>
          </table:table-cell>
          <table:table-cell table:style-name="ce44" table:formula="of:=[.C30]*[.D30]" office:value-type="float" office:value="0.4">
            <text:p>0.400</text:p>
          </table:table-cell>
          <table:table-cell table:style-name="ce26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number-columns-repeated="2" table:style-name="ce45" office:value-type="float" office:value="0">
            <text:p>0.000</text:p>
          </table:table-cell>
          <table:table-cell table:style-name="ce43" table:formula="of:=[.C31]*[.D31]" office:value-type="float" office:value="0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20">
            <text:p>20</text:p>
          </table:table-cell>
          <table:table-cell table:style-name="ce45" office:value-type="float" office:value="0.004">
            <text:p>0.004</text:p>
          </table:table-cell>
          <table:table-cell table:style-name="ce45" office:value-type="float" office:value="0.005">
            <text:p>0.005</text:p>
          </table:table-cell>
          <table:table-cell table:style-name="ce43" table:formula="of:=[.C32]*[.D32]" office:value-type="float" office:value="0.00002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30">
            <text:p>30</text:p>
          </table:table-cell>
          <table:table-cell table:style-name="ce45" office:value-type="float" office:value="0.00476190476190476">
            <text:p>0.005</text:p>
          </table:table-cell>
          <table:table-cell table:style-name="ce45" office:value-type="float" office:value="0.042">
            <text:p>0.042</text:p>
          </table:table-cell>
          <table:table-cell table:style-name="ce43" table:formula="of:=[.C33]*[.D33]" office:value-type="float" office:value="0.0002">
            <text:p>0.0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40">
            <text:p>40</text:p>
          </table:table-cell>
          <table:table-cell table:style-name="ce45" office:value-type="float" office:value="0.01125">
            <text:p>0.011</text:p>
          </table:table-cell>
          <table:table-cell table:style-name="ce45" office:value-type="float" office:value="0.16">
            <text:p>0.160</text:p>
          </table:table-cell>
          <table:table-cell table:style-name="ce43" table:formula="of:=[.C34]*[.D34]" office:value-type="float" office:value="0.0018">
            <text:p>0.002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50">
            <text:p>50</text:p>
          </table:table-cell>
          <table:table-cell table:style-name="ce45" office:value-type="float" office:value="0.0220828105395232">
            <text:p>0.022</text:p>
          </table:table-cell>
          <table:table-cell table:style-name="ce45" office:value-type="float" office:value="0.3985">
            <text:p>0.399</text:p>
          </table:table-cell>
          <table:table-cell table:style-name="ce43" table:formula="of:=[.C35]*[.D35]" office:value-type="float" office:value="0.0088">
            <text:p>0.009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60">
            <text:p>60</text:p>
          </table:table-cell>
          <table:table-cell table:style-name="ce45" office:value-type="float" office:value="0.0444444444444444">
            <text:p>0.044</text:p>
          </table:table-cell>
          <table:table-cell table:style-name="ce45" office:value-type="float" office:value="0.657">
            <text:p>0.657</text:p>
          </table:table-cell>
          <table:table-cell table:style-name="ce43" table:formula="of:=[.C36]*[.D36]" office:value-type="float" office:value="0.0292">
            <text:p>0.029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70">
            <text:p>70</text:p>
          </table:table-cell>
          <table:table-cell table:style-name="ce45" office:value-type="float" office:value="0.141">
            <text:p>0.141</text:p>
          </table:table-cell>
          <table:table-cell table:style-name="ce45" office:value-type="float" office:value="1">
            <text:p>1.000</text:p>
          </table:table-cell>
          <table:table-cell table:style-name="ce43" table:formula="of:=[.C37]*[.D37]" office:value-type="float" office:value="0.141">
            <text:p>0.141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7" office:value-type="float" office:value="4">
            <text:p>4</text:p>
          </table:table-cell>
          <table:table-cell table:style-name="ce27" office:value-type="float" office:value="80">
            <text:p>80</text:p>
          </table:table-cell>
          <table:table-cell table:style-name="ce45" office:value-type="float" office:value="0.5">
            <text:p>0.500</text:p>
          </table:table-cell>
          <table:table-cell table:style-name="ce45" office:value-type="float" office:value="1">
            <text:p>1.000</text:p>
          </table:table-cell>
          <table:table-cell table:style-name="ce43" table:formula="of:=[.C38]*[.D38]" office:value-type="float" office:value="0.5">
            <text:p>0.500</text:p>
          </table:table-cell>
          <table:table-cell table:style-name="ce25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8" office:value-type="float" office:value="4">
            <text:p>4</text:p>
          </table:table-cell>
          <table:table-cell table:style-name="ce28" office:value-type="float" office:value="100">
            <text:p>100</text:p>
          </table:table-cell>
          <table:table-cell table:style-name="ce46" office:value-type="float" office:value="0.5">
            <text:p>0.500</text:p>
          </table:table-cell>
          <table:table-cell table:style-name="ce46" office:value-type="float" office:value="1">
            <text:p>1.000</text:p>
          </table:table-cell>
          <table:table-cell table:style-name="ce44" table:formula="of:=[.C39]*[.D39]" office:value-type="float" office:value="0.5">
            <text:p>0.500</text:p>
          </table:table-cell>
          <table:table-cell table:style-name="ce26" office:value-type="string">
            <text:p>TC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7" office:value-type="float" office:value="0">
            <text:p>0.000</text:p>
          </table:table-cell>
          <table:table-cell table:style-name="ce47" table:formula="of:=[.C40]*[.D40]" office:value-type="float" office:value="0">
            <text:p>0.000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0.5">
            <text:p>0.5</text:p>
          </table:table-cell>
          <table:table-cell table:style-name="ce47" office:value-type="float" office:value="0.01">
            <text:p>0.010</text:p>
          </table:table-cell>
          <table:table-cell table:style-name="ce47" office:value-type="float" office:value="0.393469340287367">
            <text:p>0.393</text:p>
          </table:table-cell>
          <table:table-cell table:style-name="ce47" table:formula="of:=[.C41]*[.D41]" office:value-type="float" office:value="0.00393469340287367">
            <text:p>0.004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number-columns-repeated="2" table:style-name="ce29" office:value-type="float" office:value="1">
            <text:p>1</text:p>
          </table:table-cell>
          <table:table-cell table:style-name="ce47" office:value-type="float" office:value="0.02">
            <text:p>0.020</text:p>
          </table:table-cell>
          <table:table-cell table:style-name="ce47" office:value-type="float" office:value="0.632120558828558">
            <text:p>0.632</text:p>
          </table:table-cell>
          <table:table-cell table:style-name="ce47" table:formula="of:=[.C42]*[.D42]" office:value-type="float" office:value="0.0126424111765712">
            <text:p>0.013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1.5">
            <text:p>1.5</text:p>
          </table:table-cell>
          <table:table-cell table:style-name="ce47" office:value-type="float" office:value="0.05">
            <text:p>0.050</text:p>
          </table:table-cell>
          <table:table-cell table:style-name="ce47" office:value-type="float" office:value="0.77686983985157">
            <text:p>0.777</text:p>
          </table:table-cell>
          <table:table-cell table:style-name="ce47" table:formula="of:=[.C43]*[.D43]" office:value-type="float" office:value="0.0388434919925785">
            <text:p>0.039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47" office:value-type="float" office:value="0.1">
            <text:p>0.100</text:p>
          </table:table-cell>
          <table:table-cell table:style-name="ce47" office:value-type="float" office:value="0.864664716763387">
            <text:p>0.865</text:p>
          </table:table-cell>
          <table:table-cell table:style-name="ce47" table:formula="of:=[.C44]*[.D44]" office:value-type="float" office:value="0.0864664716763387">
            <text:p>0.086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2.5">
            <text:p>2.5</text:p>
          </table:table-cell>
          <table:table-cell table:style-name="ce47" office:value-type="float" office:value="0.2">
            <text:p>0.200</text:p>
          </table:table-cell>
          <table:table-cell table:style-name="ce47" office:value-type="float" office:value="0.917915001376101">
            <text:p>0.918</text:p>
          </table:table-cell>
          <table:table-cell table:style-name="ce47" table:formula="of:=[.C45]*[.D45]" office:value-type="float" office:value="0.18358300027522">
            <text:p>0.184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style-name="ce47" office:value-type="float" office:value="0.3">
            <text:p>0.300</text:p>
          </table:table-cell>
          <table:table-cell table:style-name="ce47" office:value-type="float" office:value="0.950212931632136">
            <text:p>0.950</text:p>
          </table:table-cell>
          <table:table-cell table:style-name="ce47" table:formula="of:=[.C46]*[.D46]" office:value-type="float" office:value="0.285063879489641">
            <text:p>0.285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3.5">
            <text:p>3.5</text:p>
          </table:table-cell>
          <table:table-cell table:style-name="ce47" office:value-type="float" office:value="0.4">
            <text:p>0.400</text:p>
          </table:table-cell>
          <table:table-cell table:style-name="ce47" office:value-type="float" office:value="0.969802616577682">
            <text:p>0.970</text:p>
          </table:table-cell>
          <table:table-cell table:style-name="ce47" table:formula="of:=[.C47]*[.D47]" office:value-type="float" office:value="0.387921046631073">
            <text:p>0.388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47" office:value-type="float" office:value="0.5">
            <text:p>0.500</text:p>
          </table:table-cell>
          <table:table-cell table:style-name="ce47" office:value-type="float" office:value="0.981684361111266">
            <text:p>0.982</text:p>
          </table:table-cell>
          <table:table-cell table:style-name="ce47" table:formula="of:=[.C48]*[.D48]" office:value-type="float" office:value="0.490842180555633">
            <text:p>0.491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4.5">
            <text:p>4.5</text:p>
          </table:table-cell>
          <table:table-cell table:style-name="ce47" office:value-type="float" office:value="0.6">
            <text:p>0.600</text:p>
          </table:table-cell>
          <table:table-cell table:style-name="ce47" office:value-type="float" office:value="0.988891003461758">
            <text:p>0.989</text:p>
          </table:table-cell>
          <table:table-cell table:style-name="ce47" table:formula="of:=[.C49]*[.D49]" office:value-type="float" office:value="0.593334602077055">
            <text:p>0.593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47" office:value-type="float" office:value="0.65">
            <text:p>0.650</text:p>
          </table:table-cell>
          <table:table-cell table:style-name="ce47" office:value-type="float" office:value="0.993262053000914">
            <text:p>0.993</text:p>
          </table:table-cell>
          <table:table-cell table:style-name="ce47" table:formula="of:=[.C50]*[.D50]" office:value-type="float" office:value="0.645620334450594">
            <text:p>0.646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5.5">
            <text:p>5.5</text:p>
          </table:table-cell>
          <table:table-cell table:style-name="ce47" office:value-type="float" office:value="0.675">
            <text:p>0.675</text:p>
          </table:table-cell>
          <table:table-cell table:style-name="ce47" office:value-type="float" office:value="0.995913228561536">
            <text:p>0.996</text:p>
          </table:table-cell>
          <table:table-cell table:style-name="ce47" table:formula="of:=[.C51]*[.D51]" office:value-type="float" office:value="0.672241429279037">
            <text:p>0.672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6">
            <text:p>6</text:p>
          </table:table-cell>
          <table:table-cell table:style-name="ce47" office:value-type="float" office:value="0.7">
            <text:p>0.700</text:p>
          </table:table-cell>
          <table:table-cell table:style-name="ce47" office:value-type="float" office:value="0.997521247823334">
            <text:p>0.998</text:p>
          </table:table-cell>
          <table:table-cell table:style-name="ce47" table:formula="of:=[.C52]*[.D52]" office:value-type="float" office:value="0.698264873476334">
            <text:p>0.698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6.5">
            <text:p>6.5</text:p>
          </table:table-cell>
          <table:table-cell table:style-name="ce47" office:value-type="float" office:value="0.71">
            <text:p>0.710</text:p>
          </table:table-cell>
          <table:table-cell table:style-name="ce47" office:value-type="float" office:value="0.998496560807022">
            <text:p>0.998</text:p>
          </table:table-cell>
          <table:table-cell table:style-name="ce47" table:formula="of:=[.C53]*[.D53]" office:value-type="float" office:value="0.708932558172986">
            <text:p>0.709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7">
            <text:p>7</text:p>
          </table:table-cell>
          <table:table-cell table:style-name="ce47" office:value-type="float" office:value="0.72">
            <text:p>0.720</text:p>
          </table:table-cell>
          <table:table-cell table:style-name="ce47" office:value-type="float" office:value="0.999088118034445">
            <text:p>0.999</text:p>
          </table:table-cell>
          <table:table-cell table:style-name="ce47" table:formula="of:=[.C54]*[.D54]" office:value-type="float" office:value="0.7193434449848">
            <text:p>0.719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7.5">
            <text:p>7.5</text:p>
          </table:table-cell>
          <table:table-cell table:style-name="ce47" office:value-type="float" office:value="0.725">
            <text:p>0.725</text:p>
          </table:table-cell>
          <table:table-cell table:style-name="ce47" office:value-type="float" office:value="0.999446915629852">
            <text:p>0.999</text:p>
          </table:table-cell>
          <table:table-cell table:style-name="ce47" table:formula="of:=[.C55]*[.D55]" office:value-type="float" office:value="0.724599013831643">
            <text:p>0.725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8">
            <text:p>8</text:p>
          </table:table-cell>
          <table:table-cell table:style-name="ce47" office:value-type="float" office:value="0.725">
            <text:p>0.725</text:p>
          </table:table-cell>
          <table:table-cell table:style-name="ce47" office:value-type="float" office:value="0.999664537372098">
            <text:p>1.000</text:p>
          </table:table-cell>
          <table:table-cell table:style-name="ce47" table:formula="of:=[.C56]*[.D56]" office:value-type="float" office:value="0.724756789594771">
            <text:p>0.725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10">
            <text:p>10</text:p>
          </table:table-cell>
          <table:table-cell table:style-name="ce47" office:value-type="float" office:value="0.725">
            <text:p>0.725</text:p>
          </table:table-cell>
          <table:table-cell table:style-name="ce47" office:value-type="float" office:value="0.999954600070237">
            <text:p>1.000</text:p>
          </table:table-cell>
          <table:table-cell table:style-name="ce47" table:formula="of:=[.C57]*[.D57]" office:value-type="float" office:value="0.724967085050922">
            <text:p>0.725</text:p>
          </table:table-cell>
          <table:table-cell table:style-name="ce23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30" office:value-type="float" office:value="1">
            <text:p>1</text:p>
          </table:table-cell>
          <table:table-cell table:style-name="ce30" office:value-type="float" office:value="16">
            <text:p>16</text:p>
          </table:table-cell>
          <table:table-cell table:style-name="ce48" office:value-type="float" office:value="0.725">
            <text:p>0.725</text:p>
          </table:table-cell>
          <table:table-cell table:style-name="ce48" office:value-type="float" office:value="0.999999887464825">
            <text:p>1.000</text:p>
          </table:table-cell>
          <table:table-cell table:style-name="ce48" table:formula="of:=[.C58]*[.D58]" office:value-type="float" office:value="0.724999918411998">
            <text:p>0.725</text:p>
          </table:table-cell>
          <table:table-cell table:style-name="ce24" office:value-type="string">
            <text:p>T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2" table:style-name="ce47" office:value-type="float" office:value="0">
            <text:p>0.000</text:p>
          </table:table-cell>
          <table:table-cell table:style-name="ce47" table:formula="of:=[.C59]*[.D59]" office:value-type="float" office:value="0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number-columns-repeated="2" table:style-name="ce47" office:value-type="float" office:value="0">
            <text:p>0.000</text:p>
          </table:table-cell>
          <table:table-cell table:style-name="ce47" table:formula="of:=[.C60]*[.D60]" office:value-type="float" office:value="0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10">
            <text:p>10</text:p>
          </table:table-cell>
          <table:table-cell table:number-columns-repeated="2" table:style-name="ce47" office:value-type="float" office:value="0">
            <text:p>0.000</text:p>
          </table:table-cell>
          <table:table-cell table:style-name="ce47" table:formula="of:=[.C61]*[.D61]" office:value-type="float" office:value="0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15">
            <text:p>15</text:p>
          </table:table-cell>
          <table:table-cell table:number-columns-repeated="2" table:style-name="ce47" office:value-type="float" office:value="0">
            <text:p>0.000</text:p>
          </table:table-cell>
          <table:table-cell table:style-name="ce47" table:formula="of:=[.C62]*[.D62]" office:value-type="float" office:value="0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20">
            <text:p>20</text:p>
          </table:table-cell>
          <table:table-cell table:number-columns-repeated="2" table:style-name="ce47" office:value-type="float" office:value="0">
            <text:p>0.000</text:p>
          </table:table-cell>
          <table:table-cell table:style-name="ce47" table:formula="of:=[.C63]*[.D63]" office:value-type="float" office:value="0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25">
            <text:p>25</text:p>
          </table:table-cell>
          <table:table-cell table:number-columns-repeated="2" table:style-name="ce47" office:value-type="float" office:value="0.001">
            <text:p>0.001</text:p>
          </table:table-cell>
          <table:table-cell table:style-name="ce47" table:formula="of:=[.C64]*[.D64]" office:value-type="float" office:value="0.000001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30">
            <text:p>30</text:p>
          </table:table-cell>
          <table:table-cell table:style-name="ce47" office:value-type="float" office:value="0.00177514792899408">
            <text:p>0.002</text:p>
          </table:table-cell>
          <table:table-cell table:style-name="ce47" office:value-type="float" office:value="0.00676">
            <text:p>0.007</text:p>
          </table:table-cell>
          <table:table-cell table:style-name="ce47" table:formula="of:=[.C65]*[.D65]" office:value-type="float" office:value="0.000012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35">
            <text:p>35</text:p>
          </table:table-cell>
          <table:table-cell table:style-name="ce47" office:value-type="float" office:value="0.003672532517215">
            <text:p>0.004</text:p>
          </table:table-cell>
          <table:table-cell table:style-name="ce47" office:value-type="float" office:value="0.03921">
            <text:p>0.039</text:p>
          </table:table-cell>
          <table:table-cell table:style-name="ce47" table:formula="of:=[.C66]*[.D66]" office:value-type="float" office:value="0.000144">
            <text:p>0.00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40">
            <text:p>40</text:p>
          </table:table-cell>
          <table:table-cell table:style-name="ce47" office:value-type="float" office:value="0.00749976650789203">
            <text:p>0.007</text:p>
          </table:table-cell>
          <table:table-cell table:style-name="ce47" office:value-type="float" office:value="0.10707">
            <text:p>0.107</text:p>
          </table:table-cell>
          <table:table-cell table:style-name="ce47" table:formula="of:=[.C67]*[.D67]" office:value-type="float" office:value="0.000803">
            <text:p>0.001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45">
            <text:p>45</text:p>
          </table:table-cell>
          <table:table-cell table:style-name="ce47" office:value-type="float" office:value="0.0126355641440233">
            <text:p>0.013</text:p>
          </table:table-cell>
          <table:table-cell table:style-name="ce47" office:value-type="float" office:value="0.25357">
            <text:p>0.254</text:p>
          </table:table-cell>
          <table:table-cell table:style-name="ce47" table:formula="of:=[.C68]*[.D68]" office:value-type="float" office:value="0.00320399999999999">
            <text:p>0.003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50">
            <text:p>50</text:p>
          </table:table-cell>
          <table:table-cell table:style-name="ce47" office:value-type="float" office:value="0.0184963883034234">
            <text:p>0.018</text:p>
          </table:table-cell>
          <table:table-cell table:style-name="ce47" office:value-type="float" office:value="0.48869">
            <text:p>0.489</text:p>
          </table:table-cell>
          <table:table-cell table:style-name="ce47" table:formula="of:=[.C69]*[.D69]" office:value-type="float" office:value="0.00903899999999998">
            <text:p>0.009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float" office:value="55">
            <text:p>55</text:p>
          </table:table-cell>
          <table:table-cell table:style-name="ce47" office:value-type="float" office:value="0.0237048741360802">
            <text:p>0.024</text:p>
          </table:table-cell>
          <table:table-cell table:style-name="ce47" office:value-type="float" office:value="0.82907">
            <text:p>0.829</text:p>
          </table:table-cell>
          <table:table-cell table:style-name="ce47" table:formula="of:=[.C70]*[.D70]" office:value-type="float" office:value="0.019653">
            <text:p>0.020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1]*[.D71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2]*[.D72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3]*[.D73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4]*[.D74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5]*[.D75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6]*[.D76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7]*[.D77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.037253">
            <text:p>0.037253</text:p>
          </table:table-cell>
          <table:table-cell table:style-name="ce23" office:value-type="float" office:value="1">
            <text:p>1</text:p>
          </table:table-cell>
          <table:table-cell table:style-name="ce47" table:formula="of:=[.C78]*[.D78]" office:value-type="float" office:value="0.037253">
            <text:p>0.037</text:p>
          </table:table-cell>
          <table:table-cell table:style-name="ce29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24" office:value-type="float" office:value="1">
            <text:p>1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0.037253">
            <text:p>0.037253</text:p>
          </table:table-cell>
          <table:table-cell table:style-name="ce24" office:value-type="float" office:value="1">
            <text:p>1</text:p>
          </table:table-cell>
          <table:table-cell table:style-name="ce48" table:formula="of:=[.C79]*[.D79]" office:value-type="float" office:value="0.037253">
            <text:p>0.037</text:p>
          </table:table-cell>
          <table:table-cell table:style-name="ce30" office:value-type="string">
            <text:p>WS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47" office:value-type="float" office:value="0.001">
            <text:p>0.001</text:p>
          </table:table-cell>
          <table:table-cell table:style-name="ce55" office:value-type="float" office:value="0">
            <text:p>0.000</text:p>
          </table:table-cell>
          <table:table-cell table:style-name="ce55" table:formula="of:=[.C80]*[.D80]" office:value-type="float" office:value="0">
            <text:p>0.000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4.5">
            <text:p>4.5</text:p>
          </table:table-cell>
          <table:table-cell table:style-name="ce47" office:value-type="float" office:value="0.01">
            <text:p>0.010</text:p>
          </table:table-cell>
          <table:table-cell table:style-name="ce55" office:value-type="float" office:value="0.02">
            <text:p>0.020</text:p>
          </table:table-cell>
          <table:table-cell table:style-name="ce55" table:formula="of:=[.C81]*[.D81]" office:value-type="float" office:value="0.0002">
            <text:p>0.000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47" office:value-type="float" office:value="0.02">
            <text:p>0.020</text:p>
          </table:table-cell>
          <table:table-cell table:style-name="ce55" office:value-type="float" office:value="0.03">
            <text:p>0.030</text:p>
          </table:table-cell>
          <table:table-cell table:style-name="ce55" table:formula="of:=[.C82]*[.D82]" office:value-type="float" office:value="0.0006">
            <text:p>0.001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5.5">
            <text:p>5.5</text:p>
          </table:table-cell>
          <table:table-cell table:style-name="ce47" office:value-type="float" office:value="0.023">
            <text:p>0.023</text:p>
          </table:table-cell>
          <table:table-cell table:style-name="ce55" office:value-type="float" office:value="0.041">
            <text:p>0.041</text:p>
          </table:table-cell>
          <table:table-cell table:style-name="ce55" table:formula="of:=[.C83]*[.D83]" office:value-type="float" office:value="0.000943">
            <text:p>0.001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47" office:value-type="float" office:value="0.03">
            <text:p>0.030</text:p>
          </table:table-cell>
          <table:table-cell table:style-name="ce55" office:value-type="float" office:value="0.05">
            <text:p>0.050</text:p>
          </table:table-cell>
          <table:table-cell table:style-name="ce55" table:formula="of:=[.C84]*[.D84]" office:value-type="float" office:value="0.0015">
            <text:p>0.002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6.5">
            <text:p>6.5</text:p>
          </table:table-cell>
          <table:table-cell table:style-name="ce47" office:value-type="float" office:value="0.04">
            <text:p>0.040</text:p>
          </table:table-cell>
          <table:table-cell table:style-name="ce55" office:value-type="float" office:value="0.07">
            <text:p>0.070</text:p>
          </table:table-cell>
          <table:table-cell table:style-name="ce55" table:formula="of:=[.C85]*[.D85]" office:value-type="float" office:value="0.0028">
            <text:p>0.003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47" office:value-type="float" office:value="0.06">
            <text:p>0.060</text:p>
          </table:table-cell>
          <table:table-cell table:style-name="ce55" office:value-type="float" office:value="0.1">
            <text:p>0.100</text:p>
          </table:table-cell>
          <table:table-cell table:style-name="ce55" table:formula="of:=[.C86]*[.D86]" office:value-type="float" office:value="0.006">
            <text:p>0.006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7.5">
            <text:p>7.5</text:p>
          </table:table-cell>
          <table:table-cell table:style-name="ce47" office:value-type="float" office:value="0.095">
            <text:p>0.095</text:p>
          </table:table-cell>
          <table:table-cell table:style-name="ce55" office:value-type="float" office:value="0.12">
            <text:p>0.120</text:p>
          </table:table-cell>
          <table:table-cell table:style-name="ce55" table:formula="of:=[.C87]*[.D87]" office:value-type="float" office:value="0.0114">
            <text:p>0.011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47" office:value-type="float" office:value="0.1">
            <text:p>0.100</text:p>
          </table:table-cell>
          <table:table-cell table:style-name="ce55" office:value-type="float" office:value="0.2">
            <text:p>0.200</text:p>
          </table:table-cell>
          <table:table-cell table:style-name="ce55" table:formula="of:=[.C88]*[.D88]" office:value-type="float" office:value="0.02">
            <text:p>0.020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8.5">
            <text:p>8.5</text:p>
          </table:table-cell>
          <table:table-cell table:style-name="ce47" office:value-type="float" office:value="0.11">
            <text:p>0.110</text:p>
          </table:table-cell>
          <table:table-cell table:style-name="ce55" office:value-type="float" office:value="0.3">
            <text:p>0.300</text:p>
          </table:table-cell>
          <table:table-cell table:style-name="ce55" table:formula="of:=[.C89]*[.D89]" office:value-type="float" office:value="0.033">
            <text:p>0.033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47" office:value-type="float" office:value="0.15">
            <text:p>0.150</text:p>
          </table:table-cell>
          <table:table-cell table:style-name="ce55" office:value-type="float" office:value="0.4">
            <text:p>0.400</text:p>
          </table:table-cell>
          <table:table-cell table:style-name="ce55" table:formula="of:=[.C90]*[.D90]" office:value-type="float" office:value="0.06">
            <text:p>0.060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9.5">
            <text:p>9.5</text:p>
          </table:table-cell>
          <table:table-cell table:style-name="ce47" office:value-type="float" office:value="0.159">
            <text:p>0.159</text:p>
          </table:table-cell>
          <table:table-cell table:style-name="ce55" office:value-type="float" office:value="0.43">
            <text:p>0.430</text:p>
          </table:table-cell>
          <table:table-cell table:style-name="ce55" table:formula="of:=[.C91]*[.D91]" office:value-type="float" office:value="0.06837">
            <text:p>0.068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47" office:value-type="float" office:value="0.2">
            <text:p>0.200</text:p>
          </table:table-cell>
          <table:table-cell table:style-name="ce55" office:value-type="float" office:value="0.45">
            <text:p>0.450</text:p>
          </table:table-cell>
          <table:table-cell table:style-name="ce55" table:formula="of:=[.C92]*[.D92]" office:value-type="float" office:value="0.09">
            <text:p>0.090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10.5">
            <text:p>10.5</text:p>
          </table:table-cell>
          <table:table-cell table:style-name="ce47" office:value-type="float" office:value="0.23">
            <text:p>0.230</text:p>
          </table:table-cell>
          <table:table-cell table:style-name="ce55" office:value-type="float" office:value="0.47">
            <text:p>0.470</text:p>
          </table:table-cell>
          <table:table-cell table:style-name="ce55" table:formula="of:=[.C93]*[.D93]" office:value-type="float" office:value="0.1081">
            <text:p>0.108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47" office:value-type="float" office:value="0.27">
            <text:p>0.270</text:p>
          </table:table-cell>
          <table:table-cell table:style-name="ce55" office:value-type="float" office:value="0.49">
            <text:p>0.490</text:p>
          </table:table-cell>
          <table:table-cell table:style-name="ce55" table:formula="of:=[.C94]*[.D94]" office:value-type="float" office:value="0.1323">
            <text:p>0.132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11.5">
            <text:p>11.5</text:p>
          </table:table-cell>
          <table:table-cell table:style-name="ce47" office:value-type="float" office:value="0.31">
            <text:p>0.310</text:p>
          </table:table-cell>
          <table:table-cell table:style-name="ce55" office:value-type="float" office:value="0.5">
            <text:p>0.500</text:p>
          </table:table-cell>
          <table:table-cell table:style-name="ce55" table:formula="of:=[.C95]*[.D95]" office:value-type="float" office:value="0.155">
            <text:p>0.155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47" office:value-type="float" office:value="0.38">
            <text:p>0.380</text:p>
          </table:table-cell>
          <table:table-cell table:style-name="ce55" office:value-type="float" office:value="0.51">
            <text:p>0.510</text:p>
          </table:table-cell>
          <table:table-cell table:style-name="ce55" table:formula="of:=[.C96]*[.D96]" office:value-type="float" office:value="0.1938">
            <text:p>0.194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23" office:value-type="float" office:value="12.5">
            <text:p>12.5</text:p>
          </table:table-cell>
          <table:table-cell table:style-name="ce47" office:value-type="float" office:value="0.39">
            <text:p>0.390</text:p>
          </table:table-cell>
          <table:table-cell table:style-name="ce55" office:value-type="float" office:value="0.52">
            <text:p>0.520</text:p>
          </table:table-cell>
          <table:table-cell table:style-name="ce55" table:formula="of:=[.C97]*[.D97]" office:value-type="float" office:value="0.2028">
            <text:p>0.203</text:p>
          </table:table-cell>
          <table:table-cell table:style-name="ce23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2" office:value-type="float" office:value="1">
            <text:p>1</text:p>
          </table:table-cell>
          <table:table-cell table:style-name="ce24" office:value-type="float" office:value="13">
            <text:p>13</text:p>
          </table:table-cell>
          <table:table-cell table:style-name="ce42" office:value-type="float" office:value="0.4">
            <text:p>0.400</text:p>
          </table:table-cell>
          <table:table-cell table:style-name="ce56" office:value-type="float" office:value="0.53">
            <text:p>0.530</text:p>
          </table:table-cell>
          <table:table-cell table:style-name="ce56" table:formula="of:=[.C98]*[.D98]" office:value-type="float" office:value="0.212">
            <text:p>0.212</text:p>
          </table:table-cell>
          <table:table-cell table:style-name="ce24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49" office:value-type="float" office:value="0.0994194791223759">
            <text:p>0.099</text:p>
          </table:table-cell>
          <table:table-cell table:style-name="ce49" office:value-type="float" office:value="0">
            <text:p>0.000</text:p>
          </table:table-cell>
          <table:table-cell table:style-name="ce58" table:formula="of:=[.C99]*[.D99]" office:value-type="float" office:value="0">
            <text:p>0.00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5">
            <text:p>5</text:p>
          </table:table-cell>
          <table:table-cell table:style-name="ce49" office:value-type="float" office:value="0.129069118279676">
            <text:p>0.129</text:p>
          </table:table-cell>
          <table:table-cell table:style-name="ce49" office:value-type="float" office:value="0">
            <text:p>0.000</text:p>
          </table:table-cell>
          <table:table-cell table:style-name="ce58" table:formula="of:=[.C100]*[.D100]" office:value-type="float" office:value="0">
            <text:p>0.00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6">
            <text:p>6</text:p>
          </table:table-cell>
          <table:table-cell table:style-name="ce49" office:value-type="float" office:value="0.167561100103808">
            <text:p>0.168</text:p>
          </table:table-cell>
          <table:table-cell table:style-name="ce49" office:value-type="float" office:value="0.0596797227626505">
            <text:p>0.060</text:p>
          </table:table-cell>
          <table:table-cell table:style-name="ce58" table:formula="of:=[.C101]*[.D101]" office:value-type="float" office:value="0.00999999999999999">
            <text:p>0.01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7">
            <text:p>7</text:p>
          </table:table-cell>
          <table:table-cell table:style-name="ce49" office:value-type="float" office:value="0.217532455805267">
            <text:p>0.218</text:p>
          </table:table-cell>
          <table:table-cell table:style-name="ce49" office:value-type="float" office:value="0.137910455195962">
            <text:p>0.138</text:p>
          </table:table-cell>
          <table:table-cell table:style-name="ce58" table:formula="of:=[.C102]*[.D102]" office:value-type="float" office:value="0.0299999999999999">
            <text:p>0.03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8">
            <text:p>8</text:p>
          </table:table-cell>
          <table:table-cell table:style-name="ce49" office:value-type="float" office:value="0.28240665225613">
            <text:p>0.282</text:p>
          </table:table-cell>
          <table:table-cell table:style-name="ce49" office:value-type="float" office:value="0.7081986150192">
            <text:p>0.708</text:p>
          </table:table-cell>
          <table:table-cell table:style-name="ce58" table:formula="of:=[.C103]*[.D103]" office:value-type="float" office:value="0.2">
            <text:p>0.20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9">
            <text:p>9</text:p>
          </table:table-cell>
          <table:table-cell table:style-name="ce49" office:value-type="float" office:value="0.366628128861419">
            <text:p>0.367</text:p>
          </table:table-cell>
          <table:table-cell table:style-name="ce49" office:value-type="float" office:value="0.87">
            <text:p>0.870</text:p>
          </table:table-cell>
          <table:table-cell table:style-name="ce58" table:formula="of:=[.C104]*[.D104]" office:value-type="float" office:value="0.318966472109435">
            <text:p>0.32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10">
            <text:p>10</text:p>
          </table:table-cell>
          <table:table-cell table:style-name="ce49" office:value-type="float" office:value="0.475966779814083">
            <text:p>0.476</text:p>
          </table:table-cell>
          <table:table-cell table:style-name="ce49" office:value-type="float" office:value="0.93">
            <text:p>0.930</text:p>
          </table:table-cell>
          <table:table-cell table:style-name="ce58" table:formula="of:=[.C105]*[.D105]" office:value-type="float" office:value="0.442649105227097">
            <text:p>0.44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6" office:value-type="float" office:value="11">
            <text:p>11</text:p>
          </table:table-cell>
          <table:table-cell table:style-name="ce49" office:value-type="float" office:value="0.617913241382027">
            <text:p>0.618</text:p>
          </table:table-cell>
          <table:table-cell table:style-name="ce49" office:value-type="float" office:value="0.99">
            <text:p>0.990</text:p>
          </table:table-cell>
          <table:table-cell table:style-name="ce58" table:formula="of:=[.C106]*[.D106]" office:value-type="float" office:value="0.611734108968207">
            <text:p>0.61</text:p>
          </table:table-cell>
          <table:table-cell table:style-name="ce71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7" office:value-type="float" office:value="12">
            <text:p>12</text:p>
          </table:table-cell>
          <table:table-cell table:style-name="ce50" office:value-type="float" office:value="0.802192064799954">
            <text:p>0.802</text:p>
          </table:table-cell>
          <table:table-cell table:style-name="ce50" office:value-type="float" office:value="0.997267406527512">
            <text:p>0.997</text:p>
          </table:table-cell>
          <table:table-cell table:style-name="ce58" table:formula="of:=[.C107]*[.D107]" office:value-type="float" office:value="0.8">
            <text:p>0.80</text:p>
          </table:table-cell>
          <table:table-cell table:style-name="ce37" office:value-type="string">
            <text:p>EQ</text:p>
          </table:table-cell>
          <table:table-cell table:number-columns-repeated="250"/>
        </table:table-row>
        <table:table-row table:style-name="ro4">
          <table:table-cell table:style-name="ce34" office:value-type="float" office:value="2">
            <text:p>2</text:p>
          </table:table-cell>
          <table:table-cell table:style-name="ce38" office:value-type="float" office:value="13">
            <text:p>13</text:p>
          </table:table-cell>
          <table:table-cell table:style-name="ce54" office:value-type="float" office:value="0.802192064799954">
            <text:p>0.802</text:p>
          </table:table-cell>
          <table:table-cell table:style-name="ce54" office:value-type="float" office:value="0.997267406527512">
            <text:p>0.997</text:p>
          </table:table-cell>
          <table:table-cell table:style-name="ce70" table:formula="of:=[.C108]*[.D108]" office:value-type="float" office:value="0.8">
            <text:p>0.80</text:p>
          </table:table-cell>
          <table:table-cell table:style-name="ce38" office:value-type="string">
            <text:p>EQ</text:p>
          </table:table-cell>
          <table:table-cell table:number-columns-repeated="250"/>
        </table:table-row>
        <table:table-row table:style-name="ro4" table:number-rows-repeated="104846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easures" table:style-name="ta7" table:print="false">
        <office:forms form:automatic-focus="false" form:apply-design-mode="false"/>
        <table:table-column table:style-name="co27" table:default-cell-style-name="ce40"/>
        <table:table-column table:style-name="co28" table:default-cell-style-name="ce40"/>
        <table:table-column table:style-name="co29" table:default-cell-style-name="ce40"/>
        <table:table-column table:style-name="co27" table:default-cell-style-name="ce40"/>
        <table:table-column table:style-name="co30" table:default-cell-style-name="ce40"/>
        <table:table-column table:style-name="co34" table:default-cell-style-name="Default"/>
        <table:table-column table:style-name="co29" table:default-cell-style-name="ce40"/>
        <table:table-column table:style-name="co35" table:default-cell-style-name="ce40"/>
        <table:table-column table:style-name="co36" table:default-cell-style-name="ce40"/>
        <table:table-column table:style-name="co28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10" table:number-columns-repeated="243" table:default-cell-style-name="ce40"/>
        <table:table-column table:style-name="co10" table:number-columns-repeated="768" table:default-cell-style-name="Default"/>
        <table:table-row table:style-name="ro5">
          <table:table-cell table:style-name="ce39" office:value-type="string">
            <text:p>name</text:p>
          </table:table-cell>
          <table:table-cell table:style-name="ce39" office:value-type="string">
            <text:p>color</text:p>
          </table:table-cell>
          <table:table-cell table:style-name="ce39" office:value-type="string">
            <text:p>cost</text:p>
          </table:table-cell>
          <table:table-cell table:style-name="ce87" office:value-type="string">
            <text:p>hazard intensity impact</text:p>
          </table:table-cell>
          <table:table-cell table:style-name="ce87" office:value-type="string">
            <text:p>hazard high frequency cutoff</text:p>
          </table:table-cell>
          <table:table-cell table:style-name="ce89" office:value-type="string">
            <text:p>hazard event set</text:p>
          </table:table-cell>
          <table:table-cell table:style-name="ce90" office:value-type="string">
            <text:p>MDD impact a</text:p>
          </table:table-cell>
          <table:table-cell table:style-name="ce90" office:value-type="string">
            <text:p>MDD impact b</text:p>
          </table:table-cell>
          <table:table-cell table:style-name="ce90" office:value-type="string">
            <text:p>PAA impact a</text:p>
          </table:table-cell>
          <table:table-cell table:style-name="ce90" office:value-type="string">
            <text:p>PAA impact b</text:p>
          </table:table-cell>
          <table:table-cell table:style-name="ce90" office:value-type="string">
            <text:p>damagefunctions map</text:p>
          </table:table-cell>
          <table:table-cell table:style-name="ce91" office:value-type="string">
            <text:p>risk transfer attachement</text:p>
          </table:table-cell>
          <table:table-cell table:style-name="ce91" office:value-type="string">
            <text:p>risk transfer cover</text:p>
          </table:table-cell>
          <table:table-cell table:style-name="ce39" office:value-type="string">
            <text:p>peril_ID</text:p>
          </table:table-cell>
          <table:table-cell table:style-name="ce39" table:number-columns-repeated="1010"/>
        </table:table-row>
        <table:table-row table:style-name="ro1">
          <table:table-cell office:value-type="string">
            <text:p>beach nourishment</text:p>
          </table:table-cell>
          <table:table-cell table:style-name="ce83" office:value-type="string">
            <text:p>0.84 0.89 0.70</text:p>
          </table:table-cell>
          <table:table-cell table:style-name="ce85" table:formula="of:=[$_measures_details.B15]" office:value-type="float" office:value="40572510.2057718">
            <text:p>40,572,510 </text:p>
          </table:table-cell>
          <table:table-cell table:style-name="ce88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10"/>
        </table:table-row>
        <table:table-row table:style-name="ro1">
          <table:table-cell table:style-name="ce82" office:value-type="string">
            <text:p>vegetation management</text:p>
          </table:table-cell>
          <table:table-cell table:style-name="ce84" office:value-type="string">
            <text:p>0.76 0.84 0.60</text:p>
          </table:table-cell>
          <table:table-cell table:style-name="ce86" table:formula="of:=[$_measures_details.B26]" office:value-type="float" office:value="63968125.0068754">
            <text:p>63,968,125 </text:p>
          </table:table-cell>
          <table:table-cell table:style-name="ce82" office:value-type="float" office:value="-1">
            <text:p>-1</text:p>
          </table:table-cell>
          <table:table-cell table:style-name="ce82" office:value-type="float" office:value="0">
            <text:p>0</text:p>
          </table:table-cell>
          <table:table-cell office:value-type="string">
            <text:p>nil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8">
            <text:p>0.8</text:p>
          </table:table-cell>
          <table:table-cell table:style-name="ce82" office:value-type="float" office:value="0">
            <text:p>0</text:p>
          </table:table-cell>
          <table:table-cell table:style-name="ce82" office:value-type="string">
            <text:p>nil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string">
            <text:p>TC</text:p>
          </table:table-cell>
          <table:table-cell table:style-name="ce82" table:number-columns-repeated="1010"/>
        </table:table-row>
        <table:table-row table:style-name="ro1">
          <table:table-cell table:style-name="ce82" office:value-type="string">
            <text:p>sandbags</text:p>
          </table:table-cell>
          <table:table-cell table:style-name="ce84" office:value-type="string">
            <text:p>0.84 0.89 0.70</text:p>
          </table:table-cell>
          <table:table-cell table:style-name="ce86" table:formula="of:=[$_measures_details.B34]" office:value-type="float" office:value="22388843.7524064">
            <text:p>22,388,844 </text:p>
          </table:table-cell>
          <table:table-cell table:number-columns-repeated="2" table:style-name="ce82" office:value-type="float" office:value="0">
            <text:p>0</text:p>
          </table:table-cell>
          <table:table-cell office:value-type="string">
            <text:p>nil</text:p>
          </table:table-cell>
          <table:table-cell table:style-name="ce82" office:value-type="float" office:value="0.9">
            <text:p>0.9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9">
            <text:p>0.9</text:p>
          </table:table-cell>
          <table:table-cell table:style-name="ce82" office:value-type="float" office:value="0">
            <text:p>0</text:p>
          </table:table-cell>
          <table:table-cell table:style-name="ce82" office:value-type="string">
            <text:p>nil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string">
            <text:p>TS</text:p>
          </table:table-cell>
          <table:table-cell table:style-name="ce82" table:number-columns-repeated="1010"/>
        </table:table-row>
        <table:table-row table:style-name="ro1">
          <table:table-cell table:style-name="ce82" office:value-type="string">
            <text:p>seawall</text:p>
          </table:table-cell>
          <table:table-cell table:style-name="ce84" office:value-type="string">
            <text:p>0.76 0.84 0.60</text:p>
          </table:table-cell>
          <table:table-cell table:style-name="ce86" table:formula="of:=[$_measures_details.B43]" office:value-type="float" office:value="731904375.020626">
            <text:p>731,904,375 </text:p>
          </table:table-cell>
          <table:table-cell table:style-name="ce82" office:value-type="float" office:value="0">
            <text:p>0</text:p>
          </table:table-cell>
          <table:table-cell table:style-name="ce82"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string">
            <text:p>nil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string">
            <text:p>TS</text:p>
          </table:table-cell>
          <table:table-cell table:style-name="ce82" table:number-columns-repeated="1010"/>
        </table:table-row>
        <table:table-row table:style-name="ro1">
          <table:table-cell table:style-name="ce82" office:value-type="string">
            <text:p>elevate existing buildings</text:p>
          </table:table-cell>
          <table:table-cell table:style-name="ce84" office:value-type="string">
            <text:p>0.84 0.89 0.70</text:p>
          </table:table-cell>
          <table:table-cell table:style-name="ce86" table:formula="of:=[$_measures_details.B22]" office:value-type="float" office:value="3911963265.47664">
            <text:p>3,911,963,265 </text:p>
          </table:table-cell>
          <table:table-cell table:style-name="ce82" office:value-type="float" office:value="-2">
            <text:p>-2</text:p>
          </table:table-cell>
          <table:table-cell table:style-name="ce82" office:value-type="float" office:value="0">
            <text:p>0</text:p>
          </table:table-cell>
          <table:table-cell office:value-type="string">
            <text:p>nil</text:p>
          </table:table-cell>
          <table:table-cell table:style-name="ce82" office:value-type="float" office:value="0.9">
            <text:p>0.9</text:p>
          </table:table-cell>
          <table:table-cell table:style-name="ce82" office:value-type="float" office:value="-0.1">
            <text:p>-0.1</text:p>
          </table:table-cell>
          <table:table-cell table:style-name="ce82" office:value-type="float" office:value="0.9">
            <text:p>0.9</text:p>
          </table:table-cell>
          <table:table-cell table:style-name="ce82" office:value-type="float" office:value="0">
            <text:p>0</text:p>
          </table:table-cell>
          <table:table-cell table:style-name="ce82" office:value-type="string">
            <text:p>nil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string">
            <text:p>TS</text:p>
          </table:table-cell>
          <table:table-cell table:style-name="ce82" table:number-columns-repeated="1010"/>
        </table:table-row>
        <table:table-row table:style-name="ro1">
          <table:table-cell table:style-name="ce82" office:value-type="string">
            <text:p>enforce building code</text:p>
          </table:table-cell>
          <table:table-cell table:style-name="ce84" office:value-type="string">
            <text:p>0.76 0.84 0.60</text:p>
          </table:table-cell>
          <table:table-cell table:style-name="ce86" office:value-type="float" office:value="10000000">
            <text:p>10,000,000 </text:p>
          </table:table-cell>
          <table:table-cell table:number-columns-repeated="2" table:style-name="ce82" office:value-type="float" office:value="0">
            <text:p>0</text:p>
          </table:table-cell>
          <table:table-cell office:value-type="string">
            <text:p>nil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string">
            <text:p>1to3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string">
            <text:p>TC</text:p>
          </table:table-cell>
          <table:table-cell table:style-name="ce82" table:number-columns-repeated="1010"/>
        </table:table-row>
        <table:table-row table:style-name="ro1">
          <table:table-cell office:value-type="string">
            <text:p>risk transfer</text:p>
          </table:table-cell>
          <table:table-cell table:style-name="ce83" office:value-type="string">
            <text:p>0.90 0.72 0.72</text:p>
          </table:table-cell>
          <table:table-cell table:style-name="ce85" table:formula="of:=1000000+0.02*[.M8]" office:value-type="float" office:value="21000000">
            <text:p>21,000,000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85" office:value-type="float" office:value="500000000">
            <text:p>500,000,000 </text:p>
          </table:table-cell>
          <table:table-cell table:style-name="ce85" office:value-type="float" office:value="1000000000">
            <text:p>1,000,000,000 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5" table:print="false">
        <office:forms form:automatic-focus="false" form:apply-design-mode="false"/>
        <table:table-column table:style-name="co31" table:default-cell-style-name="ce40"/>
        <table:table-column table:style-name="co32" table:default-cell-style-name="ce40"/>
        <table:table-column table:style-name="co33" table:default-cell-style-name="ce40"/>
        <table:table-column table:style-name="co10" table:number-columns-repeated="253" table:default-cell-style-name="ce40"/>
        <table:table-row table:style-name="ro1">
          <table:table-cell office:value-type="string">
            <text:p>yield_ID</text:p>
          </table:table-cell>
          <table:table-cell office:value-type="string">
            <text:p>year</text:p>
          </table:table-cell>
          <table:table-cell office:value-type="string">
            <text:p>discount_rate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table:style-name="ce51" office:value-type="percentage" office:value="0.02">
            <text:p>2%</text:p>
          </table:table-cell>
          <table:table-cell table:number-columns-repeated="253"/>
        </table:table-row>
        <table:table-row table:style-name="ro1" table:number-rows-repeated="1048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assets_details" table:style-name="ta8" table:print="false">
        <table:table-column table:style-name="co40" table:default-cell-style-name="ce40"/>
        <table:table-column table:style-name="co41" table:default-cell-style-name="ce40"/>
        <table:table-column table:style-name="co42" table:default-cell-style-name="ce40"/>
        <table:table-column table:style-name="co12" table:number-columns-repeated="5" table:default-cell-style-name="ce40"/>
        <table:table-column table:style-name="co43" table:default-cell-style-name="ce40"/>
        <table:table-column table:style-name="co44" table:default-cell-style-name="ce40"/>
        <table:table-column table:style-name="co45" table:default-cell-style-name="ce40"/>
        <table:table-column table:style-name="co12" table:number-columns-repeated="245" table:default-cell-style-name="ce40"/>
        <table:table-row table:style-name="ro3">
          <table:table-cell office:value-type="string">
            <text:p>This sheet contains the detailed calculations for assets<text:span text:style-name="T1"> (NOT READ BY CLIMADA)</text:span></text:p>
          </table:table-cell>
          <table:table-cell table:number-columns-repeated="7"/>
          <table:table-cell table:style-name="ce57" office:value-type="string">
            <text:p>Project Assets</text:p>
          </table:table-cell>
          <table:table-cell table:style-name="ce57" table:number-columns-repeated="2"/>
          <table:table-cell table:number-columns-repeated="245"/>
        </table:table-row>
        <table:table-row table:style-name="ro1">
          <table:table-cell table:number-columns-repeated="8"/>
          <table:table-cell table:style-name="ce57"/>
          <table:table-cell table:style-name="ce57" office:value-type="string">
            <text:p>growth rate</text:p>
          </table:table-cell>
          <table:table-cell table:style-name="ce95" office:value-type="percentage" office:value="0.01">
            <text:p>1%</text:p>
          </table:table-cell>
          <table:table-cell table:number-columns-repeated="245"/>
        </table:table-row>
        <table:table-row table:style-name="ro1">
          <table:table-cell office:value-type="string">
            <text:p>total asset value</text:p>
          </table:table-cell>
          <table:table-cell table:number-columns-repeated="255"/>
        </table:table-row>
        <table:table-row table:style-name="ro1">
          <table:table-cell office:value-type="float" office:value="2012">
            <text:p>2012</text:p>
          </table:table-cell>
          <table:table-cell table:style-name="ce52" office:value-type="float" office:value="657429034020.677">
            <text:p>657,429,034,021 </text:p>
          </table:table-cell>
          <table:table-cell table:number-columns-repeated="254"/>
        </table:table-row>
        <table:table-row table:style-name="ro1">
          <table:table-cell office:value-type="float" office:value="2030">
            <text:p>2030</text:p>
          </table:table-cell>
          <table:table-cell table:style-name="ce53" table:formula="of:=[.K24]" office:value-type="float" office:value="786382079486.955">
            <text:p>786,382,079,487 </text:p>
          </table:table-cell>
          <table:table-cell table:number-columns-repeated="6"/>
          <table:table-cell office:value-type="string">
            <text:p>year</text:p>
          </table:table-cell>
          <table:table-cell office:value-type="string">
            <text:p>growth rate</text:p>
          </table:table-cell>
          <table:table-cell office:value-type="string">
            <text:p>asset value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12">
            <text:p>2012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B4]" office:value-type="float" office:value="657429034020.677">
            <text:p>657,429,034,021 </text:p>
          </table:table-cell>
          <table:table-cell table:number-columns-repeated="245"/>
        </table:table-row>
        <table:table-row table:style-name="ro1">
          <table:table-cell office:value-type="string">
            <text:p>blow up for a certain growth rate</text:p>
          </table:table-cell>
          <table:table-cell table:number-columns-repeated="7"/>
          <table:table-cell office:value-type="float" office:value="2013">
            <text:p>2013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6]*(1+[.J6])" office:value-type="float" office:value="664003324360.884">
            <text:p>664,003,324,361 </text:p>
          </table:table-cell>
          <table:table-cell table:number-columns-repeated="245"/>
        </table:table-row>
        <table:table-row table:style-name="ro1">
          <table:table-cell/>
          <table:table-cell table:style-name="ce92" table:formula="of:=[.B5]/[.B4]" office:value-type="percentage" office:value="1.19614747568667">
            <text:p>120%</text:p>
          </table:table-cell>
          <table:table-cell table:number-columns-repeated="6"/>
          <table:table-cell office:value-type="float" office:value="2014">
            <text:p>2014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7]*(1+[.J7])" office:value-type="float" office:value="670643357604.493">
            <text:p>670,643,357,604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15">
            <text:p>2015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8]*(1+[.J8])" office:value-type="float" office:value="677349791180.538">
            <text:p>677,349,791,181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16">
            <text:p>2016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9]*(1+[.J9])" office:value-type="float" office:value="684123289092.343">
            <text:p>684,123,289,092 </text:p>
          </table:table-cell>
          <table:table-cell table:number-columns-repeated="245"/>
        </table:table-row>
        <table:table-row table:style-name="ro1">
          <table:table-cell office:value-type="string">
            <text:p>used blow-up</text:p>
          </table:table-cell>
          <table:table-cell table:style-name="ce93" office:value-type="percentage" office:value="1">
            <text:p>100%</text:p>
          </table:table-cell>
          <table:table-cell office:value-type="string">
            <text:p>used to adjust starting (2012) values in sheet asstes</text:p>
          </table:table-cell>
          <table:table-cell table:number-columns-repeated="5"/>
          <table:table-cell office:value-type="float" office:value="2017">
            <text:p>2017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10]*(1+[.J10])" office:value-type="float" office:value="690964521983.267">
            <text:p>690,964,521,983 </text:p>
          </table:table-cell>
          <table:table-cell table:number-columns-repeated="245"/>
        </table:table-row>
        <table:table-row table:style-name="ro1">
          <table:table-cell office:value-type="string">
            <text:p>check:</text:p>
          </table:table-cell>
          <table:table-cell table:number-columns-repeated="7"/>
          <table:table-cell office:value-type="float" office:value="2018">
            <text:p>2018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11]*(1+[.J11])" office:value-type="float" office:value="697874167203.099">
            <text:p>697,874,167,203 </text:p>
          </table:table-cell>
          <table:table-cell table:number-columns-repeated="245"/>
        </table:table-row>
        <table:table-row table:style-name="ro1">
          <table:table-cell office:value-type="string">
            <text:p>asset value in sheet</text:p>
          </table:table-cell>
          <table:table-cell table:style-name="ce52" table:formula="of:=SUM([$assets.C2:.C4])" office:value-type="float" office:value="39119632654.7664">
            <text:p>39,119,632,655 </text:p>
          </table:table-cell>
          <table:table-cell table:style-name="ce94"/>
          <table:table-cell table:number-columns-repeated="5"/>
          <table:table-cell office:value-type="float" office:value="2019">
            <text:p>2019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12]*(1+[.J12])" office:value-type="float" office:value="704852908875.13">
            <text:p>704,852,908,875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0">
            <text:p>2020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13]*(1+[.J13])" office:value-type="float" office:value="711901437963.881">
            <text:p>711,901,437,964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1">
            <text:p>2021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14]*(1+[.J14])" office:value-type="float" office:value="719020452343.52">
            <text:p>719,020,452,344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2">
            <text:p>2022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15]*(1+[.J15])" office:value-type="float" office:value="726210656866.955">
            <text:p>726,210,656,867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3">
            <text:p>2023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16]*(1+[.J16])" office:value-type="float" office:value="733472763435.625">
            <text:p>733,472,763,436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4">
            <text:p>2024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17]*(1+[.J17])" office:value-type="float" office:value="740807491069.981">
            <text:p>740,807,491,070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5">
            <text:p>2025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18]*(1+[.J18])" office:value-type="float" office:value="748215565980.681">
            <text:p>748,215,565,981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6">
            <text:p>2026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19]*(1+[.J19])" office:value-type="float" office:value="755697721640.488">
            <text:p>755,697,721,640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7">
            <text:p>2027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20]*(1+[.J20])" office:value-type="float" office:value="763254698856.893">
            <text:p>763,254,698,857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8">
            <text:p>2028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21]*(1+[.J21])" office:value-type="float" office:value="770887245845.462">
            <text:p>770,887,245,845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29">
            <text:p>2029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22]*(1+[.J22])" office:value-type="float" office:value="778596118303.916">
            <text:p>778,596,118,304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2030">
            <text:p>2030</text:p>
          </table:table-cell>
          <table:table-cell table:style-name="ce51" table:formula="of:=[.$K$2]" office:value-type="percentage" office:value="0.01">
            <text:p>1%</text:p>
          </table:table-cell>
          <table:table-cell table:style-name="ce52" table:formula="of:=[.K23]*(1+[.J23])" office:value-type="float" office:value="786382079486.955">
            <text:p>786,382,079,487 </text:p>
          </table:table-cell>
          <table:table-cell table:number-columns-repeated="245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measures_details" table:style-name="ta6" table:print="false">
        <table:table-column table:style-name="co22" table:default-cell-style-name="ce40"/>
        <table:table-column table:style-name="co23" table:default-cell-style-name="ce40"/>
        <table:table-column table:style-name="co24" table:default-cell-style-name="ce40"/>
        <table:table-column table:style-name="co25" table:number-columns-repeated="3" table:default-cell-style-name="ce40"/>
        <table:table-column table:style-name="co12" table:number-columns-repeated="250" table:default-cell-style-name="ce40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9" office:value-type="string">
            <text:p>beach nourishment <text:span text:style-name="T1">(see slides)</text:span></text:p>
          </table:table-cell>
          <table:table-cell table:style-name="ce62" table:number-columns-repeated="2"/>
          <table:table-cell table:style-name="ce67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57" office:value-type="string">
            <text:p>width</text:p>
          </table:table-cell>
          <table:table-cell table:style-name="ce63" office:value-type="float" office:value="22.8599999652528">
            <text:p>22.9</text:p>
          </table:table-cell>
          <table:table-cell table:style-name="ce64" office:value-type="string">
            <text:p>m</text:p>
          </table:table-cell>
          <table:table-cell/>
          <table:table-cell table:style-name="ce69"/>
          <table:table-cell table:number-columns-repeated="251"/>
        </table:table-row>
        <table:table-row table:style-name="ro1">
          <table:table-cell table:style-name="ce57" office:value-type="string">
            <text:p>beach length</text:p>
          </table:table-cell>
          <table:table-cell table:style-name="ce63" office:value-type="float" office:value="160934.4">
            <text:p>160934.4</text:p>
          </table:table-cell>
          <table:table-cell table:style-name="ce64" office:value-type="string">
            <text:p>m</text:p>
          </table:table-cell>
          <table:table-cell/>
          <table:table-cell table:style-name="ce69"/>
          <table:table-cell table:number-columns-repeated="251"/>
        </table:table-row>
        <table:table-row table:style-name="ro1">
          <table:table-cell table:style-name="ce57" office:value-type="string">
            <text:p>estimated depth</text:p>
          </table:table-cell>
          <table:table-cell table:style-name="ce63" office:value-type="float" office:value="0.50000000076">
            <text:p>0.5</text:p>
          </table:table-cell>
          <table:table-cell table:style-name="ce64" office:value-type="string">
            <text:p>m</text:p>
          </table:table-cell>
          <table:table-cell/>
          <table:table-cell table:style-name="ce69"/>
          <table:table-cell table:number-columns-repeated="251"/>
        </table:table-row>
        <table:table-row table:style-name="ro3">
          <table:table-cell table:style-name="ce57" office:value-type="string">
            <text:p>volume</text:p>
          </table:table-cell>
          <table:table-cell table:style-name="ce64" table:formula="of:=[.B6]*[.B7]*[.B8]" office:value-type="float" office:value="1839480.192">
            <text:p>1839480.192</text:p>
          </table:table-cell>
          <table:table-cell table:style-name="ce64" office:value-type="string">
            <text:p>m<text:span text:style-name="T2">3</text:span></text:p>
          </table:table-cell>
          <table:table-cell/>
          <table:table-cell table:style-name="ce69"/>
          <table:table-cell table:number-columns-repeated="251"/>
        </table:table-row>
        <table:table-row table:style-name="ro1">
          <table:table-cell table:style-name="ce57"/>
          <table:table-cell table:style-name="ce64" table:number-columns-repeated="2"/>
          <table:table-cell table:number-columns-repeated="253"/>
        </table:table-row>
        <table:table-row table:style-name="ro3">
          <table:table-cell table:style-name="ce57" office:value-type="string">
            <text:p>costs per m<text:span text:style-name="T2">3</text:span></text:p>
          </table:table-cell>
          <table:table-cell table:style-name="ce63" office:value-type="float" office:value="13.7334815028011">
            <text:p>13.7</text:p>
          </table:table-cell>
          <table:table-cell table:style-name="ce64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57"/>
          <table:table-cell table:style-name="ce64" table:number-columns-repeated="2"/>
          <table:table-cell table:number-columns-repeated="253"/>
        </table:table-row>
        <table:table-row table:style-name="ro1">
          <table:table-cell table:style-name="ce57" office:value-type="string">
            <text:p>initial costs</text:p>
          </table:table-cell>
          <table:table-cell table:style-name="ce65" table:formula="of:=[.B9]*[.B11]" office:value-type="float" office:value="25262467.191601">
            <text:p>25,262,467</text:p>
          </table:table-cell>
          <table:table-cell table:style-name="ce64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7" office:value-type="string">
            <text:p>replacement costs (every 6th year)</text:p>
          </table:table-cell>
          <table:table-cell table:style-name="ce65" table:formula="of:=[.B13]*0.25" office:value-type="float" office:value="6315616.79790026">
            <text:p>6,315,617</text:p>
          </table:table-cell>
          <table:table-cell table:style-name="ce64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60" office:value-type="string">
            <text:p>NPV</text:p>
          </table:table-cell>
          <table:table-cell table:style-name="ce66" table:formula="of:=[$_discounting_sheet.D4]" office:value-type="float" office:value="40572510.2057718">
            <text:p>40,572,510</text:p>
          </table:table-cell>
          <table:table-cell table:style-name="ce64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1" office:value-type="string">
            <text:p>elevate existing buildings</text:p>
          </table:table-cell>
          <table:table-cell table:style-name="ce67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51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51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68" table:formula="of:=[.B20]*SUM([$assets.C2:.C4])*[$_measures_details.B21]" office:value-type="float" office:value="3911963265.47665">
            <text:p><text:s/>3,911,963,265 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1" office:value-type="string">
            <text:p>vegetation management</text:p>
          </table:table-cell>
          <table:table-cell table:style-name="ce67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52" office:value-type="float" office:value="4000000">
            <text:p><text:s/>4,000,000 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8" table:formula="of:=[$_discounting_sheet.F4]" office:value-type="float" office:value="63968125.0068754">
            <text:p><text:s/>63,968,125 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1" office:value-type="string">
            <text:p>sandbags</text:p>
          </table:table-cell>
          <table:table-cell table:style-name="ce67" table:number-columns-repeated="10"/>
          <table:table-cell table:number-columns-repeated="245"/>
        </table:table-row>
        <table:table-row table:style-name="ro1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52" office:value-type="float" office:value="20000000">
            <text:p><text:s/>20,000,000 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52" office:value-type="float" office:value="500000">
            <text:p><text:s/>500,000 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52" office:value-type="float" office:value="500000">
            <text:p><text:s/>500,000 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52" office:value-type="float" office:value="400000">
            <text:p><text:s/>400,000 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8" table:formula="of:=[$_discounting_sheet.H4]" office:value-type="float" office:value="22388843.7524064">
            <text:p><text:s/>22,388,844 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1" office:value-type="string">
            <text:p>seawall</text:p>
          </table:table-cell>
          <table:table-cell table:style-name="ce67" table:number-columns-repeated="10"/>
          <table:table-cell table:number-columns-repeated="245"/>
        </table:table-row>
        <table:table-row table:style-name="ro1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52" office:value-type="float" office:value="30000">
            <text:p><text:s/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53" table:formula="of:=[.B38]^2*[.B39]*2000" office:value-type="float" office:value="540000000">
            <text:p><text:s/>540,000,000 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53" table:formula="of:=[.B39]*[.B41]" office:value-type="float" office:value="12000000">
            <text:p><text:s/>12,000,000 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8" table:formula="of:=[$_discounting_sheet.J4]+[.B40]" office:value-type="float" office:value="731904375.020626">
            <text:p><text:s/>731,904,375 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9" table:print="false">
        <table:table-column table:style-name="co12" table:default-cell-style-name="ce40"/>
        <table:table-column table:style-name="co46" table:default-cell-style-name="ce40"/>
        <table:table-column table:style-name="co47" table:default-cell-style-name="ce40"/>
        <table:table-column table:style-name="co48" table:default-cell-style-name="ce40"/>
        <table:table-column table:style-name="co49" table:default-cell-style-name="ce40"/>
        <table:table-column table:style-name="co50" table:default-cell-style-name="ce40"/>
        <table:table-column table:style-name="co12" table:default-cell-style-name="ce40"/>
        <table:table-column table:style-name="co50" table:default-cell-style-name="ce40"/>
        <table:table-column table:style-name="co51" table:default-cell-style-name="ce40"/>
        <table:table-column table:style-name="co52" table:default-cell-style-name="ce40"/>
        <table:table-column table:style-name="co12" table:number-columns-repeated="246" table:default-cell-style-name="ce40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57" office:value-type="string">
            <text:p>beach nourishment</text:p>
          </table:table-cell>
          <table:table-cell table:style-name="ce57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101" office:value-type="string">
            <text:p>discounted</text:p>
          </table:table-cell>
          <table:table-cell office:value-type="string">
            <text:p>sandbagging</text:p>
          </table:table-cell>
          <table:table-cell table:style-name="ce101" office:value-type="string">
            <text:p>discounted</text:p>
          </table:table-cell>
          <table:table-cell office:value-type="string">
            <text:p>seawall</text:p>
          </table:table-cell>
          <table:table-cell table:style-name="ce101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96" table:formula="of:=[$discount.C14]" office:value-type="percentage" office:value="0.02">
            <text:p>2.0%</text:p>
          </table:table-cell>
          <table:table-cell table:style-name="ce97" office:value-type="float" office:value="25262467.23">
            <text:p>25,262,467 </text:p>
          </table:table-cell>
          <table:table-cell table:style-name="ce98" table:formula="of:=[.C4]+[.D5]/(1+[.$B5])" office:value-type="float" office:value="40572510.2057718">
            <text:p>40,572,510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2" table:formula="of:=[.E4]+[.F5]/(1+[.$B5])" office:value-type="float" office:value="63968125.0068754">
            <text:p>63,968,125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5" table:formula="of:=[.G4]+[.H5]/(1+[.$B5])" office:value-type="float" office:value="22388843.7524064">
            <text:p>22,388,844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2" table:formula="of:=[.I4]+[.J5]/(1+[.$B5])" office:value-type="float" office:value="191904375.020626">
            <text:p>191,904,375 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96" table:formula="of:=[$discount.C15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5]+[.D6]/(1+[.$B6])" office:value-type="float" office:value="15616243.8352873">
            <text:p>15,616,244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5]+[.F6]/(1+[.$B6])" office:value-type="float" office:value="61167487.5070129">
            <text:p>61,167,488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5]+[.H6]/(1+[.$B6])" office:value-type="float" office:value="21408620.6274545">
            <text:p>21,408,621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5]+[.J6]/(1+[.$B6])" office:value-type="float" office:value="183502462.521039">
            <text:p>183,502,463 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96" table:formula="of:=[$discount.C16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6]+[.D7]/(1+[.$B7])" office:value-type="float" office:value="15928568.711993">
            <text:p>15,928,569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6]+[.F7]/(1+[.$B7])" office:value-type="float" office:value="58310837.2571531">
            <text:p>58,310,837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6]+[.H7]/(1+[.$B7])" office:value-type="float" office:value="20408793.0400036">
            <text:p>20,408,793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6]+[.J7]/(1+[.$B7])" office:value-type="float" office:value="174932511.771459">
            <text:p>174,932,512 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96" table:formula="of:=[$discount.C17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7]+[.D8]/(1+[.$B8])" office:value-type="float" office:value="16247140.0862329">
            <text:p>16,247,140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7]+[.F8]/(1+[.$B8])" office:value-type="float" office:value="55397054.0022962">
            <text:p>55,397,054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7]+[.H8]/(1+[.$B8])" office:value-type="float" office:value="19388968.9008037">
            <text:p>19,388,969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7]+[.J8]/(1+[.$B8])" office:value-type="float" office:value="166191162.006889">
            <text:p>166,191,162 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96" table:formula="of:=[$discount.C18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8]+[.D9]/(1+[.$B9])" office:value-type="float" office:value="16572082.8879575">
            <text:p>16,572,083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8]+[.F9]/(1+[.$B9])" office:value-type="float" office:value="52424995.0823421">
            <text:p>52,424,995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8]+[.H9]/(1+[.$B9])" office:value-type="float" office:value="18348748.2788197">
            <text:p>18,348,748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8]+[.J9]/(1+[.$B9])" office:value-type="float" office:value="157274985.247026">
            <text:p>157,274,985 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96" table:formula="of:=[$discount.C19]" office:value-type="percentage" office:value="0.02">
            <text:p>2.0%</text:p>
          </table:table-cell>
          <table:table-cell table:style-name="ce97" office:value-type="float" office:value="6315616.8075">
            <text:p>6,315,617 </text:p>
          </table:table-cell>
          <table:table-cell table:style-name="ce99" table:formula="of:=[.C9]+[.D10]/(1+[.$B10])" office:value-type="float" office:value="16903524.5457167">
            <text:p>16,903,525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9]+[.F10]/(1+[.$B10])" office:value-type="float" office:value="49393494.9839889">
            <text:p>49,393,495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9]+[.H10]/(1+[.$B10])" office:value-type="float" office:value="17287723.2443961">
            <text:p>17,287,723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9]+[.J10]/(1+[.$B10])" office:value-type="float" office:value="148180484.951967">
            <text:p>148,180,485 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96" table:formula="of:=[$discount.C20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0]+[.D11]/(1+[.$B11])" office:value-type="float" office:value="10799665.892981">
            <text:p>10,799,666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0]+[.F11]/(1+[.$B11])" office:value-type="float" office:value="46301364.8836687">
            <text:p>46,301,365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0]+[.H11]/(1+[.$B11])" office:value-type="float" office:value="16205477.7092841">
            <text:p>16,205,478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0]+[.J11]/(1+[.$B11])" office:value-type="float" office:value="138904094.651006">
            <text:p>138,904,095 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96" table:formula="of:=[$discount.C21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1]+[.D12]/(1+[.$B12])" office:value-type="float" office:value="11015659.2108406">
            <text:p>11,015,659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1]+[.F12]/(1+[.$B12])" office:value-type="float" office:value="43147392.1813421">
            <text:p>43,147,392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1]+[.H12]/(1+[.$B12])" office:value-type="float" office:value="15101587.2634697">
            <text:p>15,101,587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1]+[.J12]/(1+[.$B12])" office:value-type="float" office:value="129442176.544026">
            <text:p>129,442,177 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96" table:formula="of:=[$discount.C22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2]+[.D13]/(1+[.$B13])" office:value-type="float" office:value="11235972.3950574">
            <text:p>11,235,972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2]+[.F13]/(1+[.$B13])" office:value-type="float" office:value="39930340.0249689">
            <text:p>39,930,340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2]+[.H13]/(1+[.$B13])" office:value-type="float" office:value="13975619.0087391">
            <text:p>13,975,619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2]+[.J13]/(1+[.$B13])" office:value-type="float" office:value="119791020.074907">
            <text:p>119,791,020 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96" table:formula="of:=[$discount.C23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3]+[.D14]/(1+[.$B14])" office:value-type="float" office:value="11460691.8429586">
            <text:p>11,460,692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3]+[.F14]/(1+[.$B14])" office:value-type="float" office:value="36648946.8254683">
            <text:p>36,648,947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3]+[.H14]/(1+[.$B14])" office:value-type="float" office:value="12827131.3889139">
            <text:p>12,827,131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3]+[.J14]/(1+[.$B14])" office:value-type="float" office:value="109946840.476405">
            <text:p>109,946,840 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96" table:formula="of:=[$discount.C24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4]+[.D15]/(1+[.$B15])" office:value-type="float" office:value="11689905.6798178">
            <text:p>11,689,906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4]+[.F15]/(1+[.$B15])" office:value-type="float" office:value="33301925.7619777">
            <text:p>33,301,926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4]+[.H15]/(1+[.$B15])" office:value-type="float" office:value="11655674.0166922">
            <text:p>11,655,674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4]+[.J15]/(1+[.$B15])" office:value-type="float" office:value="99905777.2859331">
            <text:p>99,905,777 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96" table:formula="of:=[$discount.C25]" office:value-type="percentage" office:value="0.02">
            <text:p>2.0%</text:p>
          </table:table-cell>
          <table:table-cell table:style-name="ce97" office:value-type="float" office:value="6315616.8075">
            <text:p>6,315,617 </text:p>
          </table:table-cell>
          <table:table-cell table:style-name="ce99" table:formula="of:=[.C15]+[.D16]/(1+[.$B16])" office:value-type="float" office:value="11923703.7934141">
            <text:p>11,923,704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5]+[.F16]/(1+[.$B16])" office:value-type="float" office:value="29887964.2772172">
            <text:p>29,887,964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5]+[.H16]/(1+[.$B16])" office:value-type="float" office:value="10460787.497026">
            <text:p>10,460,787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5]+[.J16]/(1+[.$B16])" office:value-type="float" office:value="89663892.8316517">
            <text:p>89,663,893 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96" table:formula="of:=[$discount.C26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6]+[.D17]/(1+[.$B17])" office:value-type="float" office:value="5720248.7256324">
            <text:p>5,720,249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6]+[.F17]/(1+[.$B17])" office:value-type="float" office:value="26405723.5627616">
            <text:p>26,405,724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6]+[.H17]/(1+[.$B17])" office:value-type="float" office:value="9242003.24696656">
            <text:p>9,242,003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6]+[.J17]/(1+[.$B17])" office:value-type="float" office:value="79217170.6882848">
            <text:p>79,217,171 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96" table:formula="of:=[$discount.C27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7]+[.D18]/(1+[.$B18])" office:value-type="float" office:value="5834653.70014505">
            <text:p>5,834,654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7]+[.F18]/(1+[.$B18])" office:value-type="float" office:value="22853838.0340168">
            <text:p>22,853,838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7]+[.H18]/(1+[.$B18])" office:value-type="float" office:value="7998843.31190589">
            <text:p>7,998,843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7]+[.J18]/(1+[.$B18])" office:value-type="float" office:value="68561514.1020505">
            <text:p>68,561,514 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96" table:formula="of:=[$discount.C28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8]+[.D19]/(1+[.$B19])" office:value-type="float" office:value="5951346.77414795">
            <text:p>5,951,347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8]+[.F19]/(1+[.$B19])" office:value-type="float" office:value="19230914.7946972">
            <text:p>19,230,915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8]+[.H19]/(1+[.$B19])" office:value-type="float" office:value="6730820.17814401">
            <text:p>6,730,820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8]+[.J19]/(1+[.$B19])" office:value-type="float" office:value="57692744.3840915">
            <text:p>57,692,744 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96" table:formula="of:=[$discount.C29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19]+[.D20]/(1+[.$B20])" office:value-type="float" office:value="6070373.70963091">
            <text:p>6,070,374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19]+[.F20]/(1+[.$B20])" office:value-type="float" office:value="15535533.0905911">
            <text:p>15,535,533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19]+[.H20]/(1+[.$B20])" office:value-type="float" office:value="5437436.58170689">
            <text:p>5,437,437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19]+[.J20]/(1+[.$B20])" office:value-type="float" office:value="46606599.2717733">
            <text:p>46,606,599 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96" table:formula="of:=[$discount.C30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20]+[.D21]/(1+[.$B21])" office:value-type="float" office:value="6191781.18382353">
            <text:p>6,191,781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20]+[.F21]/(1+[.$B21])" office:value-type="float" office:value="11766243.7524029">
            <text:p>11,766,244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20]+[.H21]/(1+[.$B21])" office:value-type="float" office:value="4118185.31334102">
            <text:p>4,118,185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20]+[.J21]/(1+[.$B21])" office:value-type="float" office:value="35298731.2572088">
            <text:p>35,298,731 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96" table:formula="of:=[$discount.C31]" office:value-type="percentage" office:value="0.02">
            <text:p>2.0%</text:p>
          </table:table-cell>
          <table:table-cell table:style-name="ce97" office:value-type="float" office:value="6315616.8075">
            <text:p>6,315,617 </text:p>
          </table:table-cell>
          <table:table-cell table:style-name="ce99" table:formula="of:=[.C21]+[.D22]/(1+[.$B22])" office:value-type="float" office:value="6315616.8075">
            <text:p>6,315,617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21]+[.F22]/(1+[.$B22])" office:value-type="float" office:value="7921568.62745098">
            <text:p>7,921,569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21]+[.H22]/(1+[.$B22])" office:value-type="float" office:value="2772549.01960784">
            <text:p>2,772,549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21]+[.J22]/(1+[.$B22])" office:value-type="float" office:value="23764705.8823529">
            <text:p>23,764,706 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96" table:formula="of:=[$discount.C32]" office:value-type="percentage" office:value="0.02">
            <text:p>2.0%</text:p>
          </table:table-cell>
          <table:table-cell table:style-name="ce97" office:value-type="float" office:value="0">
            <text:p><text:s/>- </text:p>
          </table:table-cell>
          <table:table-cell table:style-name="ce99" table:formula="of:=[.C22]" office:value-type="float" office:value="0">
            <text:p><text:s/>- </text:p>
          </table:table-cell>
          <table:table-cell table:style-name="ce100" table:formula="of:=[$_measures_details.$B$25]" office:value-type="float" office:value="4000000">
            <text:p>4,000,000 </text:p>
          </table:table-cell>
          <table:table-cell table:style-name="ce103" table:formula="of:=[.E22]" office:value-type="float" office:value="4000000">
            <text:p>4,000,000 </text:p>
          </table:table-cell>
          <table:table-cell table:style-name="ce104" table:formula="of:=[$_measures_details.$B$31]+[$_measures_details.$B$32]+[$_measures_details.$B$33]" office:value-type="float" office:value="1400000">
            <text:p>1,400,000 </text:p>
          </table:table-cell>
          <table:table-cell table:style-name="ce106" table:formula="of:=[.G22]" office:value-type="float" office:value="1400000">
            <text:p>1,400,000 </text:p>
          </table:table-cell>
          <table:table-cell table:style-name="ce100" table:formula="of:=[$_measures_details.$B$42]" office:value-type="float" office:value="12000000">
            <text:p>12,000,000 </text:p>
          </table:table-cell>
          <table:table-cell table:style-name="ce103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 </number:text>
      <number:number number:decimal-places="0" number:min-integer-digits="1" number:grouping="true"/>
    </number:number-style>
    <number:number-style style:name="N123">
      <number:text>CHF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CHF </number:text>
      <number:number number:decimal-places="0" number:min-integer-digits="1" number:grouping="true"/>
    </number:number-style>
    <number:number-style style:name="N124">
      <style:text-properties fo:color="#ff0000"/>
      <number:text>CHF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CHF </number:text>
      <number:number number:decimal-places="2" number:min-integer-digits="1" number:grouping="true"/>
    </number:number-style>
    <number:number-style style:name="N126">
      <number:text>CHF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CHF </number:text>
      <number:number number:decimal-places="2" number:min-integer-digits="1" number:grouping="true"/>
    </number:number-style>
    <number:number-style style:name="N127">
      <style:text-properties fo:color="#ff0000"/>
      <number:text>CHF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number number:decimal-places="0" number:min-integer-digits="1" number:grouping="true"/>
      <number:text> </number:text>
    </number:number-style>
    <number:number-style style:name="N139P1" style:volatile="true">
      <number:text> CHF -</number:text>
      <number:number number:decimal-places="0" number:min-integer-digits="1" number:grouping="true"/>
      <number:text> </number:text>
    </number:number-style>
    <number:number-style style:name="N139P2" style:volatile="true">
      <number:text> CHF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CHF </number:text>
      <number:number number:decimal-places="2" number:min-integer-digits="1" number:grouping="true"/>
      <number:text> </number:text>
    </number:number-style>
    <number:number-style style:name="N145P1" style:volatile="true">
      <number:text> CHF -</number:text>
      <number:number number:decimal-places="2" number:min-integer-digits="1" number:grouping="true"/>
      <number:text> </number:text>
    </number:number-style>
    <number:number-style style:name="N145P2" style:volatile="true">
      <number:text> CHF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Fr. </number:text>
      <number:number number:decimal-places="0" number:min-integer-digits="1" number:grouping="true"/>
    </number:number-style>
    <number:number-style style:name="N151">
      <number:text>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Fr. </number:text>
      <number:number number:decimal-places="0" number:min-integer-digits="1" number:grouping="true"/>
    </number:number-style>
    <number:number-style style:name="N152">
      <style:text-properties fo:color="#ff0000"/>
      <number:text>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Fr. </number:text>
      <number:number number:decimal-places="2" number:min-integer-digits="1" number:grouping="true"/>
    </number:number-style>
    <number:number-style style:name="N154">
      <number:text>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Fr. </number:text>
      <number:number number:decimal-places="2" number:min-integer-digits="1" number:grouping="true"/>
    </number:number-style>
    <number:number-style style:name="N155">
      <style:text-properties fo:color="#ff0000"/>
      <number:text>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Fr. </number:text>
      <number:number number:decimal-places="0" number:min-integer-digits="1" number:grouping="true"/>
      <number:text> </number:text>
    </number:number-style>
    <number:number-style style:name="N159P1" style:volatile="true">
      <number:text> Fr. -</number:text>
      <number:number number:decimal-places="0" number:min-integer-digits="1" number:grouping="true"/>
      <number:text> </number:text>
    </number:number-style>
    <number:number-style style:name="N159P2" style:volatile="true">
      <number:text> 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Fr. </number:text>
      <number:number number:decimal-places="2" number:min-integer-digits="1" number:grouping="true"/>
      <number:text> </number:text>
    </number:number-style>
    <number:number-style style:name="N163P1" style:volatile="true">
      <number:text> Fr. -</number:text>
      <number:number number:decimal-places="2" number:min-integer-digits="1" number:grouping="true"/>
      <number:text> </number:text>
    </number:number-style>
    <number:number-style style:name="N163P2" style:volatile="true">
      <number:text> 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SFr. </number:text>
      <number:number number:decimal-places="0" number:min-integer-digits="1" number:grouping="true"/>
    </number:number-style>
    <number:number-style style:name="N165">
      <number:text>SFr. 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SFr. </number:text>
      <number:number number:decimal-places="0" number:min-integer-digits="1" number:grouping="true"/>
    </number:number-style>
    <number:number-style style:name="N166">
      <style:text-properties fo:color="#ff0000"/>
      <number:text>SFr. -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SFr. </number:text>
      <number:number number:decimal-places="2" number:min-integer-digits="1" number:grouping="true"/>
    </number:number-style>
    <number:number-style style:name="N168">
      <number:text>SFr. -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SFr. </number:text>
      <number:number number:decimal-places="2" number:min-integer-digits="1" number:grouping="true"/>
    </number:number-style>
    <number:number-style style:name="N169">
      <style:text-properties fo:color="#ff0000"/>
      <number:text>SFr. -</number:text>
      <number:number number:decimal-places="2" number:min-integer-digits="1" number:grouping="true"/>
      <style:map style:condition="value()&gt;=0" style:apply-style-name="N169P0"/>
    </number:number-style>
    <number:number-style style:name="N173P0" style:volatile="true">
      <number:text> SFr. </number:text>
      <number:number number:decimal-places="0" number:min-integer-digits="1" number:grouping="true"/>
      <number:text> </number:text>
    </number:number-style>
    <number:number-style style:name="N173P1" style:volatile="true">
      <number:text> SFr. -</number:text>
      <number:number number:decimal-places="0" number:min-integer-digits="1" number:grouping="true"/>
      <number:text> </number:text>
    </number:number-style>
    <number:number-style style:name="N173P2" style:volatile="true">
      <number:text> S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SFr. </number:text>
      <number:number number:decimal-places="2" number:min-integer-digits="1" number:grouping="true"/>
      <number:text> </number:text>
    </number:number-style>
    <number:number-style style:name="N177P1" style:volatile="true">
      <number:text> SFr. -</number:text>
      <number:number number:decimal-places="2" number:min-integer-digits="1" number:grouping="true"/>
      <number:text> </number:text>
    </number:number-style>
    <number:number-style style:name="N177P2" style:volatile="true">
      <number:text> SFr.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integer-digits="1" number:grouping="true"/>
      <number:text>)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integer-digits="1" number:grouping="true"/>
      <number:text> </number:text>
    </number:number-style>
    <number:number-style style:name="N189P1" style:volatile="true">
      <number:text> (</number:text>
      <number:number number:decimal-places="0" number:min-integer-digits="1" number:grouping="true"/>
      <number:text>)</number:text>
    </number:number-style>
    <number:number-style style:name="N189P2" style:volatile="true">
      <number:text>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(</number:text>
      <number:number number:decimal-places="3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(</number:text>
      <number:number number:decimal-places="4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(</number:text>
      <number:number number:decimal-places="5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(</number:text>
      <number:number number:decimal-places="6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0" number:min-integer-digits="1" number:grouping="true"/>
      <number:text> </number:text>
    </number:number-style>
    <number:number-style style:name="N210P1" style:volatile="true">
      <number:text> -</number:text>
      <number:number number:decimal-places="0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">
      <number:number number:decimal-places="1" number:min-integer-digits="1"/>
    </number:number-style>
    <number:percentage-style style:name="N212">
      <number:number number:decimal-places="1" number:min-integer-digits="1"/>
      <number:text>%</number:text>
    </number:percentage-style>
    <number:number-style style:name="N213">
      <number:number number:decimal-places="3" number:min-integer-digits="1"/>
    </number:number-style>
    <number:number-style style:name="N215P0" style:volatile="true">
      <number:number number:decimal-places="1" number:min-integer-digits="1" number:grouping="true"/>
      <number:text> </number:text>
    </number:number-style>
    <number:number-style style:name="N215P1" style:volatile="true">
      <number:text> -</number:text>
      <number:number number:decimal-places="1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3" number:min-integer-digits="1" number:grouping="true"/>
      <number:text> </number:text>
    </number:number-style>
    <number:number-style style:name="N217P1" style:volatile="true">
      <number:text> -</number:text>
      <number:number number:decimal-places="3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4" number:min-integer-digits="1" number:grouping="true"/>
      <number:text> </number:text>
    </number:number-style>
    <number:number-style style:name="N219P1" style:volatile="true">
      <number:text> -</number:text>
      <number:number number:decimal-places="4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-</number:text>
      <number:number number:decimal-places="5" number:min-integer-digits="1" number:grouping="true"/>
      <number:text> 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6" number:min-integer-digits="1" number:grouping="true"/>
      <number:text> </number:text>
    </number:number-style>
    <number:number-style style:name="N223P1" style:volatile="true">
      <number:text> -</number:text>
      <number:number number:decimal-places="6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5">
      <number:number number:decimal-places="5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1/06/2015</text:date>, <text:time>15:4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assets_5f_details" style:display-name="PageStyle__assets_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1-06T15:44:18</dc:date>
    <dc:creator>David Bresch</dc:creator>
    <meta:editing-duration>PT2M34S</meta:editing-duration>
    <meta:editing-cycles>5</meta:editing-cycles>
    <meta:document-statistic meta:table-count="7" meta:cell-count="1574" meta:object-count="0"/>
  </office:meta>
</office:document-meta>
</file>